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18171b" draw:opacity="100%"/>
      <style:paragraph-properties fo:margin-top="0in" fo:margin-bottom="0.1965in" style:contextual-spacing="false" fo:orphans="2" fo:widows="2" fo:background-color="#18171b" fo:padding="0in" fo:border="none"/>
      <style:text-properties fo:font-variant="normal" fo:text-transform="none" fo:color="#ff8400" loext:opacity="100%" style:font-name="Menlo" fo:font-size="9pt" fo:letter-spacing="normal" fo:font-style="normal" fo:font-weight="normal"/>
    </style:style>
    <style:style style:name="P2" style:family="paragraph" style:parent-style-name="Preformatted_20_Text">
      <loext:graphic-properties draw:fill="solid" draw:fill-color="#18171b" draw:opacity="100%"/>
      <style:paragraph-properties fo:margin-left="0in" fo:margin-right="0in" fo:orphans="2" fo:widows="2" fo:text-indent="0in" style:auto-text-indent="false" fo:background-color="#18171b" fo:padding="0in" fo:border="none"/>
    </style:style>
    <style:style style:name="P3" style:family="paragraph" style:parent-style-name="Preformatted_20_Text">
      <loext:graphic-properties draw:fill="solid" draw:fill-color="#18171b" draw:opacity="100%"/>
      <style:paragraph-properties fo:orphans="2" fo:widows="2" fo:background-color="#18171b" fo:padding="0in" fo:border="none"/>
    </style:style>
    <style:style style:name="P4" style:family="paragraph" style:parent-style-name="Preformatted_20_Text">
      <style:paragraph-properties style:line-height-at-least="0.198in"/>
      <style:text-properties fo:color="#ffffff" loext:opacity="100%" style:font-name="Droid Sans Mono" fo:font-size="22pt" fo:font-weight="normal" fo:background-color="#000000" style:font-size-asian="22pt" style:font-size-complex="22pt"/>
    </style:style>
    <style:style style:name="P5" style:family="paragraph" style:parent-style-name="Standard">
      <style:paragraph-properties style:line-height-at-least="0.198in"/>
      <style:text-properties fo:color="#ffffff" loext:opacity="100%" style:font-name="Droid Sans Mono" fo:font-size="22pt" fo:font-weight="normal" fo:background-color="#000000" style:font-size-asian="22pt" style:font-size-complex="22pt"/>
    </style:style>
    <style:style style:name="P6" style:family="paragraph" style:parent-style-name="Standard">
      <style:paragraph-properties style:line-height-at-least="0.198in"/>
      <style:text-properties fo:color="#ffffff" loext:opacity="100%" style:font-name="Droid Sans Mono" fo:font-size="22pt" fo:font-weight="normal" officeooo:rsid="00204096" officeooo:paragraph-rsid="00204096" fo:background-color="#000000" style:font-size-asian="22pt" style:font-size-complex="22pt"/>
    </style:style>
    <style:style style:name="P7" style:family="paragraph" style:parent-style-name="Standard">
      <style:paragraph-properties style:line-height-at-least="0.198in"/>
      <style:text-properties fo:color="#ffffff" loext:opacity="100%" style:font-name="Droid Sans Mono" fo:font-size="22pt" fo:font-weight="normal" officeooo:paragraph-rsid="00204096" fo:background-color="#000000"/>
    </style:style>
    <style:style style:name="P8" style:family="paragraph" style:parent-style-name="Standard">
      <style:paragraph-properties style:line-height-at-least="0.198in"/>
      <style:text-properties fo:color="#ffffff" loext:opacity="100%" style:font-name="Droid Sans Mono" fo:font-size="10.5pt" fo:font-weight="normal" fo:background-color="#000000"/>
    </style:style>
    <style:style style:name="P9" style:family="paragraph" style:parent-style-name="Standard">
      <style:text-properties fo:color="#ffffff" loext:opacity="100%" style:font-name="Droid Sans Mono" fo:font-size="20pt" fo:font-weight="normal" officeooo:rsid="00160cbd" officeooo:paragraph-rsid="00160cbd" fo:background-color="#000000" style:font-size-asian="20pt" style:font-weight-asian="bold" style:font-size-complex="20pt" style:font-weight-complex="bold"/>
    </style:style>
    <style:style style:name="P10" style:family="paragraph" style:parent-style-name="Standard">
      <style:paragraph-properties style:line-height-at-least="0.198in"/>
      <style:text-properties fo:color="#ffffff" loext:opacity="100%" style:font-name="Droid Sans Mono" fo:font-size="20pt" fo:font-weight="normal" fo:background-color="#000000" style:font-size-asian="20pt" style:font-size-complex="20pt"/>
    </style:style>
    <style:style style:name="P11" style:family="paragraph" style:parent-style-name="Standard">
      <style:paragraph-properties style:line-height-at-least="0.198in"/>
      <style:text-properties fo:color="#ffffff" loext:opacity="100%" style:font-name="Droid Sans Mono" fo:font-size="20pt" fo:font-weight="normal" officeooo:paragraph-rsid="00204096" fo:background-color="#000000" style:font-size-asian="20pt" style:font-size-complex="20pt"/>
    </style:style>
    <style:style style:name="P12" style:family="paragraph" style:parent-style-name="Standard">
      <style:paragraph-properties style:line-height-at-least="0.198in"/>
      <style:text-properties fo:color="#ffffff" loext:opacity="100%" style:font-name="Droid Sans Mono" fo:font-size="20pt" fo:font-weight="normal" officeooo:rsid="0017e1eb" officeooo:paragraph-rsid="0017e1eb" fo:background-color="#000000" style:font-size-asian="20pt" style:font-size-complex="20pt"/>
    </style:style>
    <style:style style:name="P13" style:family="paragraph" style:parent-style-name="Standard">
      <style:paragraph-properties style:line-height-at-least="0.198in"/>
      <style:text-properties fo:color="#ffffff" loext:opacity="100%" style:font-name="Droid Sans Mono" fo:font-size="20pt" fo:font-weight="normal" officeooo:rsid="0019849e" officeooo:paragraph-rsid="0019849e" fo:background-color="#000000" style:font-size-asian="20pt" style:font-size-complex="20pt"/>
    </style:style>
    <style:style style:name="P14" style:family="paragraph" style:parent-style-name="Standard">
      <style:paragraph-properties style:line-height-at-least="0.198in"/>
      <style:text-properties fo:color="#ffffff" loext:opacity="100%" style:font-name="Droid Sans Mono" fo:font-size="20pt" fo:font-weight="normal" officeooo:rsid="001bbc2f" officeooo:paragraph-rsid="001bbc2f" fo:background-color="#000000" style:font-size-asian="20pt" style:font-size-complex="20pt"/>
    </style:style>
    <style:style style:name="P15" style:family="paragraph" style:parent-style-name="Standard">
      <style:paragraph-properties style:line-height-at-least="0.198in"/>
      <style:text-properties fo:color="#ffffff" loext:opacity="100%" style:font-name="Droid Sans Mono" fo:font-size="20pt" fo:font-weight="normal" officeooo:rsid="001cc726" officeooo:paragraph-rsid="001cc726" fo:background-color="#000000" style:font-size-asian="20pt" style:font-size-complex="20pt"/>
    </style:style>
    <style:style style:name="P16" style:family="paragraph" style:parent-style-name="Standard">
      <style:paragraph-properties style:line-height-at-least="0.198in"/>
      <style:text-properties fo:color="#ffffff" loext:opacity="100%" style:font-name="Droid Sans Mono" fo:font-size="20pt" fo:font-weight="normal" officeooo:rsid="00225ebf" officeooo:paragraph-rsid="00225ebf" fo:background-color="#000000" style:font-size-asian="20pt" style:font-size-complex="20pt"/>
    </style:style>
    <style:style style:name="P17" style:family="paragraph" style:parent-style-name="Standard">
      <style:paragraph-properties style:line-height-at-least="0.198in"/>
      <style:text-properties fo:color="#ffffff" loext:opacity="100%" style:font-name="Droid Sans Mono" fo:font-size="20pt" fo:font-weight="bold" officeooo:rsid="0019849e" officeooo:paragraph-rsid="0019849e" fo:background-color="#000000" style:font-size-asian="20pt" style:font-weight-asian="bold" style:font-size-complex="20pt" style:font-weight-complex="bold"/>
    </style:style>
    <style:style style:name="P18" style:family="paragraph" style:parent-style-name="Standard">
      <style:text-properties fo:color="#ffffff" loext:opacity="100%" style:font-name="Droid Sans Mono" fo:font-size="18pt" fo:font-weight="normal" officeooo:rsid="00160cbd" officeooo:paragraph-rsid="00160cbd" fo:background-color="#000000" style:font-size-asian="18pt" style:font-weight-asian="bold" style:font-size-complex="18pt" style:font-weight-complex="bold"/>
    </style:style>
    <style:style style:name="P19" style:family="paragraph" style:parent-style-name="Standard">
      <style:paragraph-properties style:line-height-at-least="0.198in"/>
      <style:text-properties fo:color="#ffffff" loext:opacity="100%" style:font-name="Droid Sans Mono" fo:font-size="21pt" fo:font-weight="normal" fo:background-color="#000000" style:font-size-asian="21pt" style:font-size-complex="21pt"/>
    </style:style>
    <style:style style:name="P20" style:family="paragraph" style:parent-style-name="Standard">
      <style:paragraph-properties style:line-height-at-least="0.198in"/>
      <style:text-properties fo:color="#ffffff" loext:opacity="100%" style:font-name="Droid Sans Mono" fo:font-size="24pt" fo:font-weight="normal" fo:background-color="#000000" style:font-size-asian="24pt" style:font-size-complex="24pt"/>
    </style:style>
    <style:style style:name="P21" style:family="paragraph" style:parent-style-name="Standard">
      <style:paragraph-properties style:line-height-at-least="0.198in"/>
      <style:text-properties fo:color="#ffffff" loext:opacity="100%" style:font-name="Droid Sans Mono" fo:font-size="24pt" fo:font-weight="normal" officeooo:rsid="001cc726" officeooo:paragraph-rsid="001cc726" fo:background-color="#000000" style:font-size-asian="24pt" style:font-size-complex="24pt"/>
    </style:style>
    <style:style style:name="P22" style:family="paragraph" style:parent-style-name="Standard">
      <style:paragraph-properties style:line-height-at-least="0.198in"/>
      <style:text-properties fo:color="#ffffff" loext:opacity="100%" style:font-name="Droid Sans Mono" fo:font-size="24pt" fo:font-weight="normal" officeooo:rsid="00225ebf" officeooo:paragraph-rsid="00225ebf" fo:background-color="#000000" style:font-size-asian="24pt" style:font-size-complex="24pt"/>
    </style:style>
    <style:style style:name="P23" style:family="paragraph" style:parent-style-name="Standard">
      <style:paragraph-properties style:line-height-at-least="0.198in"/>
      <style:text-properties fo:font-size="20pt" style:font-size-asian="20pt" style:font-size-complex="20pt"/>
    </style:style>
    <style:style style:name="P24" style:family="paragraph" style:parent-style-name="Standard">
      <style:text-properties fo:font-size="20pt" style:font-size-asian="20pt" style:font-size-complex="20pt"/>
    </style:style>
    <style:style style:name="P25" style:family="paragraph" style:parent-style-name="Standard">
      <style:text-properties fo:font-size="20pt" officeooo:rsid="001bbc2f" officeooo:paragraph-rsid="001bbc2f" style:font-size-asian="20pt" style:font-size-complex="20pt"/>
    </style:style>
    <style:style style:name="P26" style:family="paragraph" style:parent-style-name="Standard">
      <style:text-properties fo:font-size="20pt" fo:font-weight="bold" officeooo:rsid="00160cbd" officeooo:paragraph-rsid="00160cbd" style:font-size-asian="20pt" style:font-weight-asian="bold" style:font-size-complex="20pt" style:font-weight-complex="bold"/>
    </style:style>
    <style:style style:name="P27" style:family="paragraph" style:parent-style-name="Standard">
      <style:paragraph-properties style:line-height-at-least="0.198in"/>
      <style:text-properties fo:font-size="20pt" fo:font-weight="bold" officeooo:paragraph-rsid="0019849e" style:font-size-asian="20pt" style:font-weight-asian="bold" style:font-size-complex="20pt" style:font-weight-complex="bold"/>
    </style:style>
    <style:style style:name="P28" style:family="paragraph" style:parent-style-name="Standard">
      <style:paragraph-properties style:line-height-at-least="0.198in"/>
      <style:text-properties fo:font-size="20pt" fo:font-weight="bold" officeooo:paragraph-rsid="001bbc2f" style:font-size-asian="20pt" style:font-weight-asian="bold" style:font-size-complex="20pt" style:font-weight-complex="bold"/>
    </style:style>
    <style:style style:name="P29" style:family="paragraph" style:parent-style-name="Standard">
      <style:paragraph-properties style:line-height-at-least="0.198in"/>
      <style:text-properties fo:font-size="20pt" fo:font-weight="bold" officeooo:paragraph-rsid="001e864d" style:font-size-asian="20pt" style:font-weight-asian="bold" style:font-size-complex="20pt" style:font-weight-complex="bold"/>
    </style:style>
    <style:style style:name="P30" style:family="paragraph" style:parent-style-name="Standard">
      <style:paragraph-properties style:line-height-at-least="0.198in"/>
      <style:text-properties fo:font-size="20pt" fo:font-weight="bold" officeooo:paragraph-rsid="00204096" style:font-size-asian="20pt" style:font-weight-asian="bold" style:font-size-complex="20pt" style:font-weight-complex="bold"/>
    </style:style>
    <style:style style:name="P31" style:family="paragraph" style:parent-style-name="Standard">
      <style:paragraph-properties style:line-height-at-least="0.198in"/>
      <style:text-properties fo:font-size="20pt" fo:font-weight="bold" officeooo:rsid="00204096" officeooo:paragraph-rsid="00204096" style:font-size-asian="20pt" style:font-weight-asian="bold" style:font-size-complex="20pt" style:font-weight-complex="bold"/>
    </style:style>
    <style:style style:name="P32" style:family="paragraph" style:parent-style-name="Standard">
      <style:text-properties fo:color="#569cd6" loext:opacity="100%" style:font-name="Droid Sans Mono" fo:font-size="20pt" fo:font-weight="normal" officeooo:rsid="00160cbd" officeooo:paragraph-rsid="00160cbd" fo:background-color="#000000" style:font-size-asian="20pt" style:font-weight-asian="bold" style:font-size-complex="20pt" style:font-weight-complex="bold"/>
    </style:style>
    <style:style style:name="P33" style:family="paragraph" style:parent-style-name="Standard">
      <style:paragraph-properties style:line-height-at-least="0.198in"/>
      <style:text-properties fo:color="#569cd6" loext:opacity="100%" style:font-name="Droid Sans Mono" fo:font-size="20pt" fo:font-weight="normal" officeooo:paragraph-rsid="001add89" fo:background-color="#000000" style:font-size-asian="20pt" style:font-weight-asian="bold" style:font-size-complex="20pt" style:font-weight-complex="bold"/>
    </style:style>
    <style:style style:name="P34" style:family="paragraph" style:parent-style-name="Standard">
      <style:paragraph-properties style:line-height-at-least="0.198in"/>
      <style:text-properties fo:color="#569cd6" loext:opacity="100%" style:font-name="Droid Sans Mono" fo:font-size="20pt" fo:font-weight="normal" officeooo:paragraph-rsid="001e864d" fo:background-color="#000000" style:font-size-asian="20pt" style:font-weight-asian="bold" style:font-size-complex="20pt" style:font-weight-complex="bold"/>
    </style:style>
    <style:style style:name="P35" style:family="paragraph" style:parent-style-name="Standard">
      <style:paragraph-properties style:line-height-at-least="0.198in"/>
      <style:text-properties fo:color="#569cd6" loext:opacity="100%" style:font-name="Droid Sans Mono" fo:font-size="20pt" fo:font-weight="normal" officeooo:paragraph-rsid="001ff2fe" fo:background-color="#000000" style:font-size-asian="20pt" style:font-weight-asian="bold" style:font-size-complex="20pt" style:font-weight-complex="bold"/>
    </style:style>
    <style:style style:name="P36" style:family="paragraph" style:parent-style-name="Standard">
      <style:paragraph-properties style:line-height-at-least="0.198in"/>
      <style:text-properties fo:color="#569cd6" loext:opacity="100%" style:font-name="Droid Sans Mono" fo:font-size="20pt" fo:font-weight="normal" officeooo:rsid="0019849e" officeooo:paragraph-rsid="0019849e" fo:background-color="#000000" style:font-size-asian="20pt" style:font-size-complex="20pt"/>
    </style:style>
    <style:style style:name="P37" style:family="paragraph" style:parent-style-name="Standard">
      <style:paragraph-properties style:line-height-at-least="0.198in"/>
      <style:text-properties fo:color="#569cd6" loext:opacity="100%" style:font-name="Droid Sans Mono" fo:font-size="20pt" fo:font-weight="normal" fo:background-color="#000000" style:font-size-asian="20pt" style:font-size-complex="20pt"/>
    </style:style>
    <style:style style:name="P38" style:family="paragraph" style:parent-style-name="Standard">
      <style:text-properties fo:color="#569cd6" loext:opacity="100%" style:font-name="Droid Sans Mono" fo:font-size="20pt" fo:font-weight="normal" officeooo:rsid="001bbc2f" officeooo:paragraph-rsid="001bbc2f" fo:background-color="#000000" style:font-size-asian="20pt" style:font-size-complex="20pt"/>
    </style:style>
    <style:style style:name="P39" style:family="paragraph" style:parent-style-name="Standard">
      <style:paragraph-properties style:line-height-at-least="0.198in"/>
      <style:text-properties fo:color="#569cd6" loext:opacity="100%" style:font-name="Droid Sans Mono" fo:font-size="20pt" fo:font-weight="normal" officeooo:rsid="001cc726" officeooo:paragraph-rsid="001cc726" fo:background-color="#000000" style:font-size-asian="20pt" style:font-size-complex="20pt"/>
    </style:style>
    <style:style style:name="P40" style:family="paragraph" style:parent-style-name="Standard">
      <style:paragraph-properties style:line-height-at-least="0.198in"/>
      <style:text-properties fo:color="#569cd6" loext:opacity="100%" style:font-name="Droid Sans Mono" fo:font-size="20pt" fo:font-weight="normal" officeooo:rsid="00225ebf" officeooo:paragraph-rsid="00225ebf" fo:background-color="#000000" style:font-size-asian="20pt" style:font-size-complex="20pt"/>
    </style:style>
    <style:style style:name="P41" style:family="paragraph" style:parent-style-name="Standard">
      <style:paragraph-properties style:line-height-at-least="0.198in"/>
      <style:text-properties fo:color="#569cd6" loext:opacity="100%" style:font-name="Droid Sans Mono" fo:font-size="22pt" fo:font-weight="normal" officeooo:paragraph-rsid="001e864d" fo:background-color="#000000" style:font-size-asian="22pt" style:font-weight-asian="bold" style:font-size-complex="22pt" style:font-weight-complex="bold"/>
    </style:style>
    <style:style style:name="P42" style:family="paragraph" style:parent-style-name="Standard">
      <style:paragraph-properties style:line-height-at-least="0.198in"/>
      <style:text-properties fo:color="#569cd6" loext:opacity="100%" style:font-name="Droid Sans Mono" fo:font-size="22pt" fo:font-weight="normal" officeooo:paragraph-rsid="001ff2fe" fo:background-color="#000000" style:font-size-asian="22pt" style:font-weight-asian="bold" style:font-size-complex="22pt" style:font-weight-complex="bold"/>
    </style:style>
    <style:style style:name="P43" style:family="paragraph" style:parent-style-name="Standard">
      <style:paragraph-properties style:line-height-at-least="0.198in"/>
      <style:text-properties fo:color="#569cd6" loext:opacity="100%" style:font-name="Droid Sans Mono" fo:font-size="22pt" fo:font-weight="normal" officeooo:rsid="00204096" officeooo:paragraph-rsid="00204096" fo:background-color="#000000" style:font-size-asian="22pt" style:font-weight-asian="bold" style:font-size-complex="22pt" style:font-weight-complex="bold"/>
    </style:style>
    <style:style style:name="P44" style:family="paragraph" style:parent-style-name="Standard">
      <style:paragraph-properties style:line-height-at-least="0.198in"/>
      <style:text-properties fo:color="#569cd6" loext:opacity="100%" style:font-name="Droid Sans Mono" fo:font-size="22pt" fo:font-weight="normal" fo:background-color="#000000" style:font-size-asian="22pt" style:font-size-complex="22pt"/>
    </style:style>
    <style:style style:name="P45" style:family="paragraph" style:parent-style-name="Standard">
      <style:paragraph-properties style:line-height-at-least="0.198in"/>
      <style:text-properties fo:color="#569cd6" loext:opacity="100%" style:font-name="Droid Sans Mono" fo:font-size="22pt" fo:font-weight="normal" officeooo:rsid="00225ebf" officeooo:paragraph-rsid="00225ebf" fo:background-color="#000000" style:font-size-asian="22pt" style:font-size-complex="22pt"/>
    </style:style>
    <style:style style:name="P46" style:family="paragraph" style:parent-style-name="Standard">
      <style:paragraph-properties style:line-height-at-least="0.198in"/>
      <style:text-properties fo:color="#569cd6" loext:opacity="100%" style:font-name="Droid Sans Mono" fo:font-size="21pt" fo:font-weight="normal" fo:background-color="#000000" style:font-size-asian="21pt" style:font-size-complex="21pt"/>
    </style:style>
    <style:style style:name="P47" style:family="paragraph" style:parent-style-name="Standard">
      <style:paragraph-properties fo:text-align="start" style:justify-single-word="false"/>
      <style:text-properties officeooo:paragraph-rsid="0017e1eb"/>
    </style:style>
    <style:style style:name="P48" style:family="paragraph" style:parent-style-name="Standard">
      <style:paragraph-properties style:line-height-at-least="0.198in"/>
      <style:text-properties fo:font-size="21pt" style:font-size-asian="21pt" style:font-size-complex="21pt"/>
    </style:style>
    <style:style style:name="P49" style:family="paragraph" style:parent-style-name="Standard">
      <style:paragraph-properties style:line-height-at-least="0.198in"/>
      <style:text-properties fo:font-size="21pt" fo:font-weight="bold" officeooo:paragraph-rsid="001add89" style:font-size-asian="21pt" style:font-weight-asian="bold" style:font-size-complex="21pt" style:font-weight-complex="bold"/>
    </style:style>
    <style:style style:name="P50" style:family="paragraph" style:parent-style-name="Standard">
      <style:paragraph-properties style:line-height-at-least="0.198in"/>
      <style:text-properties fo:font-size="21pt" fo:font-weight="bold" officeooo:paragraph-rsid="001ff2fe" style:font-size-asian="21pt" style:font-weight-asian="bold" style:font-size-complex="21pt" style:font-weight-complex="bold"/>
    </style:style>
    <style:style style:name="P51" style:family="paragraph" style:parent-style-name="Standard">
      <style:paragraph-properties style:line-height-at-least="0.198in"/>
      <style:text-properties fo:font-size="21pt" fo:font-weight="bold" officeooo:paragraph-rsid="00204096" style:font-size-asian="21pt" style:font-weight-asian="bold" style:font-size-complex="21pt" style:font-weight-complex="bold"/>
    </style:style>
    <style:style style:name="P52" style:family="paragraph" style:parent-style-name="Standard">
      <style:paragraph-properties style:line-height-at-least="0.198in"/>
      <style:text-properties fo:font-size="21pt" fo:font-weight="bold" officeooo:rsid="00204096" officeooo:paragraph-rsid="00204096" style:font-size-asian="21pt" style:font-weight-asian="bold" style:font-size-complex="21pt" style:font-weight-complex="bold"/>
    </style:style>
    <style:style style:name="P53" style:family="paragraph" style:parent-style-name="Standard">
      <style:paragraph-properties style:line-height-at-least="0.198in"/>
      <style:text-properties fo:color="#7ca668" loext:opacity="100%" style:font-name="Droid Sans Mono" fo:font-size="20pt" fo:font-weight="normal" fo:background-color="#000000" style:font-size-asian="20pt" style:font-size-complex="20pt"/>
    </style:style>
    <style:style style:name="P54" style:family="paragraph" style:parent-style-name="Standard">
      <style:paragraph-properties style:line-height-at-least="0.198in"/>
      <style:text-properties fo:color="#7ca668" loext:opacity="100%" style:font-name="Droid Sans Mono" fo:font-size="20pt" fo:font-weight="normal" officeooo:paragraph-rsid="00204096" fo:background-color="#000000" style:font-size-asian="20pt" style:font-size-complex="20pt"/>
    </style:style>
    <style:style style:name="P55" style:family="paragraph" style:parent-style-name="Standard">
      <style:paragraph-properties style:line-height-at-least="0.198in"/>
      <style:text-properties fo:color="#7ca668" loext:opacity="100%" style:font-name="Droid Sans Mono" fo:font-size="20pt" fo:font-weight="normal" officeooo:paragraph-rsid="00204096" fo:background-color="#000000" style:font-size-asian="20pt" style:font-weight-asian="bold" style:font-size-complex="20pt" style:font-weight-complex="bold"/>
    </style:style>
    <style:style style:name="P56" style:family="paragraph" style:parent-style-name="Standard">
      <style:paragraph-properties style:line-height-at-least="0.198in"/>
      <style:text-properties fo:color="#7ca668" loext:opacity="100%" style:font-name="Droid Sans Mono" fo:font-size="22pt" fo:font-weight="normal" fo:background-color="#000000" style:font-size-asian="22pt" style:font-size-complex="22pt"/>
    </style:style>
    <style:style style:name="P57" style:family="paragraph" style:parent-style-name="Standard">
      <style:paragraph-properties style:line-height-at-least="0.198in"/>
      <style:text-properties fo:color="#7ca668" loext:opacity="100%" style:font-name="Droid Sans Mono" fo:font-size="24pt" fo:font-weight="normal" fo:background-color="#000000" style:font-size-asian="24pt" style:font-size-complex="24pt"/>
    </style:style>
    <style:style style:name="P58" style:family="paragraph" style:parent-style-name="Standard">
      <style:paragraph-properties style:line-height-at-least="0.198in"/>
      <style:text-properties fo:font-size="22pt" style:font-size-asian="22pt" style:font-size-complex="22pt"/>
    </style:style>
    <style:style style:name="P59" style:family="paragraph" style:parent-style-name="Standard">
      <style:paragraph-properties style:line-height-at-least="0.198in"/>
      <style:text-properties fo:font-size="22pt" fo:font-weight="bold" officeooo:paragraph-rsid="001e864d" style:font-size-asian="22pt" style:font-weight-asian="bold" style:font-size-complex="22pt" style:font-weight-complex="bold"/>
    </style:style>
    <style:style style:name="P60" style:family="paragraph" style:parent-style-name="Standard">
      <style:paragraph-properties style:line-height-at-least="0.198in"/>
      <style:text-properties fo:font-size="22pt" fo:font-weight="bold" officeooo:paragraph-rsid="001ff2fe" style:font-size-asian="22pt" style:font-weight-asian="bold" style:font-size-complex="22pt" style:font-weight-complex="bold"/>
    </style:style>
    <style:style style:name="P61" style:family="paragraph" style:parent-style-name="Standard">
      <style:paragraph-properties style:line-height-at-least="0.198in"/>
      <style:text-properties fo:font-size="22pt" fo:font-weight="bold" officeooo:rsid="00204096" officeooo:paragraph-rsid="00204096" style:font-size-asian="22pt" style:font-weight-asian="bold" style:font-size-complex="22pt" style:font-weight-complex="bold"/>
    </style:style>
    <style:style style:name="P62" style:family="paragraph" style:parent-style-name="Standard">
      <style:paragraph-properties style:line-height-at-least="0.198in"/>
      <style:text-properties fo:font-size="22pt" fo:font-weight="bold" officeooo:paragraph-rsid="002211e2"/>
    </style:style>
    <style:style style:name="P63" style:family="paragraph" style:parent-style-name="Standard">
      <style:paragraph-properties style:line-height-at-least="0.198in"/>
      <style:text-properties fo:font-size="24pt" style:font-size-asian="24pt" style:font-size-complex="24pt"/>
    </style:style>
    <style:style style:name="P64" style:family="paragraph" style:parent-style-name="Standard">
      <style:paragraph-properties fo:margin-top="0in" fo:margin-bottom="0.1965in" style:contextual-spacing="false" style:line-height-at-least="0.198in"/>
      <style:text-properties fo:font-size="24pt" style:font-size-asian="24pt" style:font-size-complex="24pt"/>
    </style:style>
    <style:style style:name="P65" style:family="paragraph" style:parent-style-name="Standard">
      <style:paragraph-properties style:line-height-at-least="0.198in"/>
      <style:text-properties fo:font-size="24pt" fo:font-weight="bold" officeooo:rsid="002211e2" officeooo:paragraph-rsid="002211e2" style:font-size-asian="24pt" style:font-weight-asian="bold" style:font-size-complex="24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20pt" fo:font-weight="bold" officeooo:paragraph-rsid="0017e1eb" style:font-size-asian="20pt" style:font-weight-asian="bold" style:font-size-complex="20pt" style:font-weight-complex="bold"/>
    </style:style>
    <style:style style:name="P67" style:family="paragraph" style:parent-style-name="Standard">
      <style:paragraph-properties style:line-height-at-least="0.198in"/>
      <style:text-properties fo:font-size="20pt" style:font-size-asian="20pt" style:font-size-complex="20pt"/>
    </style:style>
    <style:style style:name="P68" style:family="paragraph" style:parent-style-name="Standard">
      <style:paragraph-properties fo:margin-top="0in" fo:margin-bottom="0.1965in" style:contextual-spacing="false" style:line-height-at-least="0.198in"/>
      <style:text-properties fo:font-size="20pt" style:font-size-asian="20pt" style:font-size-complex="20pt"/>
    </style:style>
    <style:style style:name="P69" style:family="paragraph" style:parent-style-name="Standard">
      <style:paragraph-properties style:line-height-at-least="0.198in"/>
      <style:text-properties fo:font-size="20pt" officeooo:rsid="0023e61b" officeooo:paragraph-rsid="0023e61b" style:font-size-asian="20pt" style:font-size-complex="20pt"/>
    </style:style>
    <style:style style:name="P70" style:family="paragraph" style:parent-style-name="Standard">
      <style:paragraph-properties style:line-height-at-least="0.198in"/>
      <style:text-properties fo:color="#569cd6" loext:opacity="100%" style:font-name="Droid Sans Mono" fo:font-size="20pt" fo:font-weight="normal" fo:background-color="#000000" style:font-size-asian="20pt" style:font-size-complex="20pt"/>
    </style:style>
    <style:style style:name="P71" style:family="paragraph" style:parent-style-name="Standard">
      <style:paragraph-properties style:line-height-at-least="0.198in"/>
      <style:text-properties fo:color="#569cd6" loext:opacity="100%" style:font-name="Droid Sans Mono" fo:font-size="20pt" fo:font-weight="normal" officeooo:rsid="0023e61b" officeooo:paragraph-rsid="0023e61b" fo:background-color="#000000" style:font-size-asian="20pt" style:font-size-complex="20pt"/>
    </style:style>
    <style:style style:name="P72" style:family="paragraph" style:parent-style-name="Standard">
      <style:paragraph-properties style:line-height-at-least="0.198in"/>
      <style:text-properties fo:color="#569cd6" loext:opacity="100%" style:font-name="Droid Sans Mono" fo:font-size="22pt" fo:font-weight="normal" fo:background-color="#000000" style:font-size-asian="22pt" style:font-size-complex="22pt"/>
    </style:style>
    <style:style style:name="P73" style:family="paragraph" style:parent-style-name="Standard">
      <style:paragraph-properties style:line-height-at-least="0.198in"/>
      <style:text-properties fo:color="#ffffff" loext:opacity="100%" style:font-name="Droid Sans Mono" fo:font-size="10.5pt" fo:font-weight="normal" fo:background-color="#000000"/>
    </style:style>
    <style:style style:name="P74" style:family="paragraph" style:parent-style-name="Standard">
      <style:paragraph-properties style:line-height-at-least="0.198in"/>
      <style:text-properties fo:color="#ffffff" loext:opacity="100%" style:font-name="Droid Sans Mono" fo:font-size="20pt" fo:font-weight="normal" fo:background-color="#000000" style:font-size-asian="20pt" style:font-size-complex="20pt"/>
    </style:style>
    <style:style style:name="T1" style:family="text">
      <style:text-properties fo:color="#4ec9b0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dcdcaa" loext:opacity="100%" officeooo:rsid="00204096"/>
    </style:style>
    <style:style style:name="T5" style:family="text">
      <style:text-properties fo:color="#ffffff" loext:opacity="100%" style:font-name="Droid Sans Mono" fo:font-size="20pt" fo:font-weight="normal" officeooo:rsid="001add89" fo:background-color="#000000" loext:char-shading-value="0" style:font-size-asian="20pt" style:font-size-complex="20pt"/>
    </style:style>
    <style:style style:name="T6" style:family="text">
      <style:text-properties fo:color="#ffffff" loext:opacity="100%" style:font-name="Droid Sans Mono" officeooo:rsid="0019849e" fo:background-color="#000000" loext:char-shading-value="0"/>
    </style:style>
    <style:style style:name="T7" style:family="text">
      <style:text-properties fo:color="#ffffff" loext:opacity="100%" style:font-name="Droid Sans Mono" officeooo:rsid="001e864d" fo:background-color="#000000" loext:char-shading-value="0"/>
    </style:style>
    <style:style style:name="T8" style:family="text">
      <style:text-properties fo:color="#ffffff" loext:opacity="100%" style:font-name="Droid Sans Mono" officeooo:rsid="001ff2fe" fo:background-color="#000000" loext:char-shading-value="0"/>
    </style:style>
    <style:style style:name="T9" style:family="text">
      <style:text-properties fo:color="#ffffff" loext:opacity="100%" style:font-name="Droid Sans Mono" fo:font-weight="normal" fo:background-color="#000000" loext:char-shading-value="0"/>
    </style:style>
    <style:style style:name="T10" style:family="text">
      <style:text-properties fo:color="#ce9178" loext:opacity="100%"/>
    </style:style>
    <style:style style:name="T11" style:family="text">
      <style:text-properties fo:color="#569cd6" loext:opacity="100%"/>
    </style:style>
    <style:style style:name="T12" style:family="text">
      <style:text-properties fo:color="#569cd6" loext:opacity="100%" style:font-name="Droid Sans Mono" fo:font-size="20pt" fo:font-weight="bold" officeooo:rsid="0017e1eb" fo:background-color="#000000" loext:char-shading-value="0" style:font-size-asian="20pt" style:font-weight-asian="bold" style:font-size-complex="20pt" style:font-weight-complex="bold"/>
    </style:style>
    <style:style style:name="T13" style:family="text">
      <style:text-properties fo:color="#569cd6" loext:opacity="100%" style:font-name="Droid Sans Mono" fo:font-size="20pt" fo:font-weight="normal" fo:background-color="#000000" loext:char-shading-value="0" style:font-size-asian="20pt" style:font-size-complex="20pt"/>
    </style:style>
    <style:style style:name="T14" style:family="text">
      <style:text-properties fo:color="#569cd6" loext:opacity="100%" style:font-name="Droid Sans Mono" fo:font-size="24pt" fo:font-weight="normal" fo:background-color="#000000" loext:char-shading-value="0" style:font-size-asian="24pt" style:font-size-complex="24pt"/>
    </style:style>
    <style:style style:name="T15" style:family="text">
      <style:text-properties fo:color="#9cdcfe" loext:opacity="100%"/>
    </style:style>
    <style:style style:name="T16" style:family="text">
      <style:text-properties fo:font-size="20pt" officeooo:rsid="0017e1eb" style:font-size-asian="20pt" style:font-size-complex="20pt"/>
    </style:style>
    <style:style style:name="T17" style:family="text">
      <style:text-properties fo:font-size="20pt" fo:font-weight="bold" officeooo:rsid="0017e1eb" style:font-size-asian="20pt" style:font-weight-asian="bold" style:font-size-complex="20pt" style:font-weight-complex="bold"/>
    </style:style>
    <style:style style:name="T18" style:family="text">
      <style:text-properties fo:color="#c586c0" loext:opacity="100%"/>
    </style:style>
    <style:style style:name="T19" style:family="text">
      <style:text-properties fo:color="#7ca668" loext:opacity="100%"/>
    </style:style>
    <style:style style:name="T20" style:family="text">
      <style:text-properties fo:color="#7ca668" loext:opacity="100%" style:font-size-asian="22pt" style:font-size-complex="22pt"/>
    </style:style>
    <style:style style:name="T21" style:family="text">
      <style:text-properties officeooo:rsid="00204096"/>
    </style:style>
    <style:style style:name="T22" style:family="text">
      <style:text-properties officeooo:rsid="00204096" style:font-size-asian="22pt" style:font-size-complex="22pt"/>
    </style:style>
    <style:style style:name="T23" style:family="text">
      <style:text-properties officeooo:rsid="002211e2" style:font-size-asian="22pt" style:font-weight-asian="bold" style:font-size-complex="22pt" style:font-weight-complex="bold"/>
    </style:style>
    <style:style style:name="T24" style:family="text">
      <style:text-properties fo:font-variant="normal" fo:text-transform="none" fo:color="#1299da" loext:opacity="100%" style:font-name="Menlo" fo:font-size="9pt" fo:letter-spacing="normal" fo:font-style="normal"/>
    </style:style>
    <style:style style:name="T25" style:family="text">
      <style:text-properties fo:font-variant="normal" fo:text-transform="none" fo:color="#1299da" loext:opacity="100%" style:font-name="Menlo" fo:font-size="9pt" fo:letter-spacing="normal" fo:font-style="normal" fo:font-weight="normal"/>
    </style:style>
    <style:style style:name="T26" style:family="text">
      <style:text-properties fo:font-variant="normal" fo:text-transform="none" fo:color="#ff8400" loext:opacity="100%" style:font-name="Menlo" fo:font-size="9pt" fo:letter-spacing="normal" fo:font-style="normal"/>
    </style:style>
    <style:style style:name="T27" style:family="text">
      <style:text-properties fo:font-variant="normal" fo:text-transform="none" fo:color="#ff8400" loext:opacity="100%" style:font-name="Menlo" fo:font-size="9pt" fo:letter-spacing="normal" fo:font-style="normal" fo:font-weight="normal"/>
    </style:style>
    <style:style style:name="T28" style:family="text">
      <style:text-properties fo:font-variant="normal" fo:text-transform="none" fo:color="#ff8400" loext:opacity="100%" fo:letter-spacing="normal"/>
    </style:style>
    <style:style style:name="T29" style:family="text">
      <style:text-properties fo:font-variant="normal" fo:text-transform="none" fo:color="#a0a0a0" loext:opacity="100%" style:text-line-through-style="none" style:text-line-through-type="none" style:font-name="Menlo" fo:font-size="9pt" fo:letter-spacing="normal" fo:font-style="normal" style:text-underline-style="none" fo:font-weight="normal" style:text-blinking="false" loext:padding="0in" loext:border="none"/>
    </style:style>
    <style:style style:name="T30" style:family="text">
      <style:text-properties fo:font-variant="normal" fo:text-transform="none" fo:color="#a0a0a0" loext:opacity="100%" style:text-line-through-style="none" style:text-line-through-type="none" style:font-name="Menlo" fo:font-size="9pt" fo:letter-spacing="normal" fo:font-style="normal" style:text-underline-style="none" style:text-blinking="false" loext:padding="0in" loext:border="none"/>
    </style:style>
    <style:style style:name="T31" style:family="text">
      <style:text-properties fo:font-variant="normal" fo:text-transform="none" fo:color="#a0a0a0" loext:opacity="100%" style:font-name="Menlo" fo:font-size="9pt" fo:letter-spacing="normal" fo:font-style="normal"/>
    </style:style>
    <style:style style:name="T32" style:family="text">
      <style:text-properties fo:font-variant="normal" fo:text-transform="none" fo:color="#a0a0a0" loext:opacity="100%" style:font-name="Menlo" fo:font-size="9pt" fo:letter-spacing="normal" fo:font-style="normal" fo:font-weight="normal"/>
    </style:style>
    <style:style style:name="T33" style:family="text">
      <style:text-properties fo:font-variant="normal" fo:text-transform="none" fo:color="#ffffff" loext:opacity="100%" style:font-name="Menlo" fo:font-size="9pt" fo:letter-spacing="normal" fo:font-style="normal" fo:font-weight="normal"/>
    </style:style>
    <style:style style:name="T34" style:family="text">
      <style:text-properties fo:font-variant="normal" fo:text-transform="none" fo:color="#56db3a" loext:opacity="100%" style:font-name="Menlo" fo:font-size="9pt" fo:letter-spacing="normal" fo:font-style="normal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 text:c="31"/>Service Container</text:p>
      <text:p text:style-name="P26"/>
      <text:p text:style-name="P18"><text:span text:style-name="T1">Route</text:span><text:span text:style-name="T2">::</text:span><text:span text:style-name="T3">get</text:span>(<text:span text:style-name="T10">'/post'</text:span>,[<text:span text:style-name="T1">PostController</text:span><text:span text:style-name="T2">::</text:span><text:span text:style-name="T11">class</text:span>,<text:span text:style-name="T10">'show'</text:span>]);</text:p>
      <text:p text:style-name="P9"/>
      <text:p text:style-name="P9">Controller: <text:s/></text:p>
      <text:p text:style-name="P9"/>
      <text:p text:style-name="P32">&lt;?php</text:p>
      <text:p text:style-name="P23"/>
      <text:p text:style-name="P10"><text:span text:style-name="T11">namespace</text:span> <text:span text:style-name="T1">App\Http\Controllers</text:span>;</text:p>
      <text:p text:style-name="P10"><text:span text:style-name="T11">use</text:span> Illuminate\Http\<text:span text:style-name="T1">Request</text:span>;</text:p>
      <text:p text:style-name="P23"/>
      <text:p text:style-name="P10"><text:span text:style-name="T11">class</text:span> <text:span text:style-name="T1">PostController</text:span> <text:span text:style-name="T11">extends</text:span> <text:span text:style-name="T1">Controller</text:span></text:p>
      <text:p text:style-name="P10">{</text:p>
      <text:p text:style-name="P10"><text:span text:style-name="T11">public</text:span> <text:span text:style-name="T11">function</text:span> <text:span text:style-name="T3">show</text:span>(<text:span text:style-name="T1">Request</text:span> <text:span text:style-name="T15">$request</text:span>) {</text:p>
      <text:p text:style-name="P10"><text:span text:style-name="T3">dd</text:span>(<text:span text:style-name="T15">$request</text:span>);</text:p>
      <text:p text:style-name="P10">}</text:p>
      <text:p text:style-name="P10">}</text:p>
      <text:p text:style-name="P10"/>
      <text:p text:style-name="P12">Route:</text:p>
      <text:p text:style-name="P12"/>
      <text:p text:style-name="P12"><text:span text:style-name="T1">Route</text:span><text:span text:style-name="T2">::</text:span><text:span text:style-name="T3">get</text:span>(<text:span text:style-name="T10">'/post'</text:span>,[<text:span text:style-name="T1">PostController</text:span><text:span text:style-name="T2">::</text:span><text:span text:style-name="T11">class</text:span>,<text:span text:style-name="T10">'show'</text:span>]);</text:p>
      <text:p text:style-name="P12"/>
      <text:p text:style-name="P12">------------------------------------------------------------------</text:p>
      <text:p text:style-name="P12"/>
      <text:p text:style-name="P9"/>
      <text:p text:style-name="P66">How to make Service Provider :</text:p>
      <text:p text:style-name="P66"/>
      <text:p text:style-name="P47"><text:span text:style-name="T17">Payment Service.php <text:line-break/><text:line-break/></text:span><text:span text:style-name="T12">&lt;?php</text:span></text:p>
      <text:p text:style-name="P10"><text:soft-page-break/><text:span text:style-name="T11">namespace</text:span> <text:span text:style-name="T1">app\Providers\Services</text:span>;</text:p>
      <text:p text:style-name="P23"/>
      <text:p text:style-name="P10"><text:span text:style-name="T11">class</text:span> <text:span text:style-name="T1">PaymentService</text:span> {</text:p>
      <text:p text:style-name="P10"><text:span text:style-name="T11">public</text:span> <text:span text:style-name="T11">function</text:span> <text:span text:style-name="T3">display</text:span>() {</text:p>
      <text:p text:style-name="P10"><text:span text:style-name="T18">return</text:span> <text:span text:style-name="T10">"paid"</text:span>;</text:p>
      <text:p text:style-name="P10">}</text:p>
      <text:p text:style-name="P10">}</text:p>
      <text:p text:style-name="P23"/>
      <text:p text:style-name="P37">?&gt;</text:p>
      <text:p text:style-name="P47"><text:line-break/><text:line-break/><text:span text:style-name="T17">Controller:</text:span><text:span text:style-name="T16"><text:line-break/><text:line-break/></text:span><text:span text:style-name="T13">&lt;?php</text:span></text:p>
      <text:p text:style-name="P23"/>
      <text:p text:style-name="P10"><text:span text:style-name="T11">namespace</text:span> <text:span text:style-name="T1">App\Http\Controllers</text:span>;</text:p>
      <text:p text:style-name="P10"><text:span text:style-name="T11">use</text:span> App\Providers\Services\<text:span text:style-name="T1">PaymentService</text:span>;</text:p>
      <text:p text:style-name="P10"><text:span text:style-name="T11">use</text:span> Illuminate\Http\<text:span text:style-name="T1">Request</text:span>;</text:p>
      <text:p text:style-name="P23"/>
      <text:p text:style-name="P10"><text:span text:style-name="T11">class</text:span> <text:span text:style-name="T1">PostController</text:span> <text:span text:style-name="T11">extends</text:span> <text:span text:style-name="T1">Controller</text:span></text:p>
      <text:p text:style-name="P10">{</text:p>
      <text:p text:style-name="P10"><text:span text:style-name="T11">public</text:span> <text:span text:style-name="T11">function</text:span> <text:span text:style-name="T3">show</text:span>() {</text:p>
      <text:p text:style-name="P10"><text:span text:style-name="T15">$payment</text:span> <text:span text:style-name="T2">=</text:span> <text:span text:style-name="T11">new</text:span> <text:span text:style-name="T1">PaymentService</text:span>();</text:p>
      <text:p text:style-name="P10"><text:span text:style-name="T3">dd</text:span>(<text:span text:style-name="T15">$payment</text:span><text:span text:style-name="T2">-&gt;</text:span><text:span text:style-name="T3">display</text:span>());</text:p>
      <text:p text:style-name="P10">}</text:p>
      <text:p text:style-name="P23"/>
      <text:p text:style-name="P10">}</text:p>
      <text:p text:style-name="P10"/>
      <text:p text:style-name="P27">Instead of <text:span text:style-name="T6">making</text:span> object Service Container automatically create instance:</text:p>
      <text:p text:style-name="P17"/>
      <text:p text:style-name="P13"/>
      <text:p text:style-name="P36"><text:soft-page-break/>&lt;?php</text:p>
      <text:p text:style-name="P23"/>
      <text:p text:style-name="P10"><text:span text:style-name="T11">namespace</text:span> <text:span text:style-name="T1">App\Http\Controllers</text:span>;</text:p>
      <text:p text:style-name="P10"><text:span text:style-name="T11">use</text:span> App\Providers\Services\<text:span text:style-name="T1">PaymentService</text:span>;</text:p>
      <text:p text:style-name="P10"><text:span text:style-name="T11">use</text:span> Illuminate\Http\<text:span text:style-name="T1">Request</text:span>;</text:p>
      <text:p text:style-name="P23"/>
      <text:p text:style-name="P10"><text:span text:style-name="T11">class</text:span> <text:span text:style-name="T1">PostController</text:span> <text:span text:style-name="T11">extends</text:span> <text:span text:style-name="T1">Controller</text:span></text:p>
      <text:p text:style-name="P10">{</text:p>
      <text:p text:style-name="P10"><text:span text:style-name="T11">public</text:span> <text:span text:style-name="T11">function</text:span> <text:span text:style-name="T3">show</text:span>(<text:span text:style-name="T1">PaymentService</text:span> <text:span text:style-name="T15">$payment</text:span>) {</text:p>
      <text:p text:style-name="P10"><text:span text:style-name="T3">dd</text:span>(<text:span text:style-name="T15">$payment</text:span><text:span text:style-name="T2">-&gt;</text:span><text:span text:style-name="T3">display</text:span>());</text:p>
      <text:p text:style-name="P10">}</text:p>
      <text:p text:style-name="P10">}</text:p>
      <text:p text:style-name="P10"/>
      <text:p text:style-name="P13"/>
      <text:p text:style-name="P49">Using Constructor:</text:p>
      <text:p text:style-name="P49"/>
      <text:p text:style-name="P33">&lt;?php</text:p>
      <text:p text:style-name="P23"/>
      <text:p text:style-name="P10"><text:span text:style-name="T11">namespace</text:span> <text:span text:style-name="T1">App\Http\Controllers</text:span>;</text:p>
      <text:p text:style-name="P10"><text:span text:style-name="T11">use</text:span> App\Providers\Services\<text:span text:style-name="T1">PaymentService</text:span>;</text:p>
      <text:p text:style-name="P10"><text:span text:style-name="T11">use</text:span> App\Providers\Services\<text:span text:style-name="T1">PaymentGateway</text:span>;</text:p>
      <text:p text:style-name="P10"><text:span text:style-name="T11">use</text:span> Illuminate\Http\<text:span text:style-name="T1">Request</text:span>;</text:p>
      <text:p text:style-name="P23"/>
      <text:p text:style-name="P10"><text:span text:style-name="T11">class</text:span> <text:span text:style-name="T1">PostController</text:span> <text:span text:style-name="T11">extends</text:span> <text:span text:style-name="T1">Controller</text:span></text:p>
      <text:p text:style-name="P10">{</text:p>
      <text:p text:style-name="P10"><text:span text:style-name="T11">protected</text:span> <text:span text:style-name="T15">$gateway</text:span>;</text:p>
      <text:p text:style-name="P10"><text:span text:style-name="T11">public</text:span> <text:span text:style-name="T11">function</text:span> <text:span text:style-name="T3">__construct</text:span>(<text:span text:style-name="T1">PaymentGateway</text:span> <text:span text:style-name="T15">$gateway</text:span>) {</text:p>
      <text:p text:style-name="P10"><text:span text:style-name="T11">$this</text:span><text:span text:style-name="T2">-&gt;</text:span><text:span text:style-name="T15">gateway</text:span> <text:span text:style-name="T2">=</text:span> <text:span text:style-name="T15">$gateway</text:span>;</text:p>
      <text:p text:style-name="P10">}</text:p>
      <text:p text:style-name="P10"><text:soft-page-break/><text:span text:style-name="T11">public</text:span> <text:span text:style-name="T11">function</text:span> <text:span text:style-name="T3">show</text:span>() {</text:p>
      <text:p text:style-name="P10"><text:span text:style-name="T3">dd</text:span>(<text:span text:style-name="T11">$this</text:span><text:span text:style-name="T2">-&gt;</text:span><text:span text:style-name="T15">gateway</text:span><text:span text:style-name="T2">-&gt;</text:span><text:span text:style-name="T3">execute</text:span>());</text:p>
      <text:p text:style-name="P10">}</text:p>
      <text:p text:style-name="P10">}</text:p>
      <text:p text:style-name="P10"/>
      <text:p text:style-name="P49"/>
      <text:p text:style-name="Standard"><text:span text:style-name="T5">PaymentGateway</text:span>:</text:p>
      <text:p text:style-name="Standard"/>
      <text:p text:style-name="Standard"/>
      <text:p text:style-name="P37">&lt;?php</text:p>
      <text:p text:style-name="P10"><text:span text:style-name="T11">namespace</text:span> <text:span text:style-name="T1">app\Providers\Services</text:span>;</text:p>
      <text:p text:style-name="P23"/>
      <text:p text:style-name="P10"><text:span text:style-name="T11">class</text:span> <text:span text:style-name="T1">PaymentGateway</text:span> {</text:p>
      <text:p text:style-name="P10"><text:span text:style-name="T11">public</text:span> <text:span text:style-name="T11">function</text:span> <text:span text:style-name="T3">execute</text:span>() {</text:p>
      <text:p text:style-name="P10"><text:span text:style-name="T18">return</text:span> <text:span text:style-name="T10">"payment"</text:span>;</text:p>
      <text:p text:style-name="P10">}</text:p>
      <text:p text:style-name="P10">}</text:p>
      <text:p text:style-name="P37">?&gt;</text:p>
      <text:p text:style-name="P24"/>
      <text:p text:style-name="P24"/>
      <text:p text:style-name="P25">App Helper function:: return the instance of container </text:p>
      <text:p text:style-name="P25"/>
      <text:p text:style-name="P38">&lt;?php</text:p>
      <text:p text:style-name="P23"/>
      <text:p text:style-name="P10"><text:span text:style-name="T11">namespace</text:span> <text:span text:style-name="T1">App\Http\Controllers</text:span>;</text:p>
      <text:p text:style-name="P10"><text:span text:style-name="T11">use</text:span> App\Providers\Services\<text:span text:style-name="T1">PaymentService</text:span>;</text:p>
      <text:p text:style-name="P10"><text:span text:style-name="T11">use</text:span> App\Providers\Services\<text:span text:style-name="T1">PaymentGateway</text:span>;</text:p>
      <text:p text:style-name="P10"><text:span text:style-name="T11">use</text:span> Illuminate\Http\<text:span text:style-name="T1">Request</text:span>;</text:p>
      <text:p text:style-name="P23"/>
      <text:p text:style-name="P10"><text:span text:style-name="T11">class</text:span> <text:span text:style-name="T1">PostController</text:span> <text:span text:style-name="T11">extends</text:span> <text:span text:style-name="T1">Controller</text:span></text:p>
      <text:p text:style-name="P10">{</text:p>
      <text:p text:style-name="P10"><text:soft-page-break/><text:span text:style-name="T11">public</text:span> <text:span text:style-name="T11">function</text:span> <text:span text:style-name="T3">show</text:span>(<text:span text:style-name="T1">PaymentGateway</text:span> <text:span text:style-name="T15">$gateway</text:span>) {</text:p>
      <text:p text:style-name="P10"><text:span text:style-name="T3">dd</text:span>(<text:span text:style-name="T3">app</text:span>()); <text:span text:style-name="T19">//return the object of container</text:span></text:p>
      <text:p text:style-name="P10">}</text:p>
      <text:p text:style-name="P10">}</text:p>
      <text:p text:style-name="P10"/>
      <text:p text:style-name="P14">in resolved array you can see</text:p>
      <text:p text:style-name="P14"/>
      <text:p text:style-name="P14">---------------------------------------------------------------</text:p>
      <text:p text:style-name="P14"/>
      <text:p text:style-name="P14"/>
      <text:p text:style-name="P28">It is not auto-resolved:</text:p>
      <text:p text:style-name="P28"/>
      <text:p text:style-name="P14"><text:span text:style-name="T11">protected</text:span> <text:span text:style-name="T15">$secretkey</text:span>;</text:p>
      <text:p text:style-name="P10"><text:span text:style-name="T11">public</text:span> <text:span text:style-name="T11">function</text:span> <text:span text:style-name="T3">__contruct</text:span>(<text:span text:style-name="T11">string</text:span> <text:span text:style-name="T15">$secretkey</text:span>) {</text:p>
      <text:p text:style-name="P10"><text:span text:style-name="T11">$this</text:span><text:span text:style-name="T2">-&gt;</text:span><text:span text:style-name="T15">secretkey</text:span> <text:span text:style-name="T2">=</text:span> <text:span text:style-name="T15">$secretkey</text:span>;</text:p>
      <text:p text:style-name="P10">}</text:p>
      <text:p text:style-name="P14"/>
      <text:p text:style-name="P14"/>
      <text:p text:style-name="P15">//yaha laravel ko btana paray ga ky wo is dependency ko kaisay resolve karain</text:p>
      <text:p text:style-name="P15"/>
      <text:p text:style-name="P39">&lt;?php</text:p>
      <text:p text:style-name="P10"><text:span text:style-name="T11">namespace</text:span> <text:span text:style-name="T1">App\Providers\Services</text:span>;</text:p>
      <text:p text:style-name="P23"/>
      <text:p text:style-name="P10"><text:span text:style-name="T11">class</text:span> <text:span text:style-name="T1">PaymentGateway</text:span> {</text:p>
      <text:p text:style-name="P10"><text:span text:style-name="T11">protected</text:span> <text:span text:style-name="T15">$secretkey</text:span>;</text:p>
      <text:p text:style-name="P23"/>
      <text:p text:style-name="P10"><text:span text:style-name="T11">public</text:span> <text:span text:style-name="T11">function</text:span> <text:span text:style-name="T3">__construct</text:span>(<text:span text:style-name="T11">string</text:span> <text:span text:style-name="T15">$secretkey</text:span>) {</text:p>
      <text:p text:style-name="P10"><text:span text:style-name="T11">$this</text:span><text:span text:style-name="T2">-&gt;</text:span><text:span text:style-name="T15">secretkey</text:span> <text:span text:style-name="T2">=</text:span> <text:span text:style-name="T15">$secretkey</text:span>;</text:p>
      <text:p text:style-name="P10">}</text:p>
      <text:p text:style-name="P23"><text:soft-page-break/></text:p>
      <text:p text:style-name="P10"><text:span text:style-name="T11">public</text:span> <text:span text:style-name="T11">function</text:span> <text:span text:style-name="T3">execute</text:span>() {</text:p>
      <text:p text:style-name="P10"><text:span text:style-name="T18">return</text:span> <text:span text:style-name="T11">$this</text:span><text:span text:style-name="T2">-&gt;</text:span><text:span text:style-name="T15">secretkey</text:span>; <text:span text:style-name="T19">// Return the secretkey value</text:span></text:p>
      <text:p text:style-name="P10">}</text:p>
      <text:p text:style-name="P10">}</text:p>
      <text:p text:style-name="P10"/>
      <text:p text:style-name="P10"/>
      <text:p text:style-name="P37">&lt;?php</text:p>
      <text:p text:style-name="P23"/>
      <text:p text:style-name="P10"><text:span text:style-name="T11">namespace</text:span> <text:span text:style-name="T1">App\Http\Controllers</text:span>;</text:p>
      <text:p text:style-name="P23"/>
      <text:p text:style-name="P10"><text:span text:style-name="T11">use</text:span> App\Providers\Services\<text:span text:style-name="T1">PaymentGateway</text:span>;</text:p>
      <text:p text:style-name="P10"><text:span text:style-name="T11">use</text:span> Illuminate\Http\<text:span text:style-name="T1">Request</text:span>;</text:p>
      <text:p text:style-name="P23"/>
      <text:p text:style-name="P10"><text:span text:style-name="T11">class</text:span> <text:span text:style-name="T1">PostController</text:span> <text:span text:style-name="T11">extends</text:span> <text:span text:style-name="T1">Controller</text:span></text:p>
      <text:p text:style-name="P10">{</text:p>
      <text:p text:style-name="P10"><text:span text:style-name="T11">public</text:span> <text:span text:style-name="T11">function</text:span> <text:span text:style-name="T3">show</text:span>(<text:span text:style-name="T1">PaymentGateway</text:span> <text:span text:style-name="T15">$gateway</text:span>) {</text:p>
      <text:p text:style-name="P10"><text:span text:style-name="T3">dd</text:span>(<text:span text:style-name="T3">app</text:span>()); <text:span text:style-name="T19">// This should now output the PaymentGateway object with the secretkey</text:span></text:p>
      <text:p text:style-name="P10">}</text:p>
      <text:p text:style-name="P10">}</text:p>
      <text:p text:style-name="P10"/>
      <text:p text:style-name="P10"/>
      <text:p text:style-name="P37">&lt;?php</text:p>
      <text:p text:style-name="P23"/>
      <text:p text:style-name="P10"><text:span text:style-name="T11">namespace</text:span> <text:span text:style-name="T1">App\Providers</text:span>;</text:p>
      <text:p text:style-name="P23"/>
      <text:p text:style-name="P10"><text:span text:style-name="T11">use</text:span> Illuminate\Support\<text:span text:style-name="T1">ServiceProvider</text:span>;</text:p>
      <text:p text:style-name="P10"><text:span text:style-name="T11">use</text:span> App\Providers\Services\<text:span text:style-name="T1">PaymentGateway</text:span>;</text:p>
      <text:p text:style-name="P23"><text:soft-page-break/></text:p>
      <text:p text:style-name="P10"><text:span text:style-name="T11">class</text:span> <text:span text:style-name="T1">AppServiceProvider</text:span> <text:span text:style-name="T11">extends</text:span> <text:span text:style-name="T1">ServiceProvider</text:span></text:p>
      <text:p text:style-name="P10">{</text:p>
      <text:p text:style-name="P53">/**</text:p>
      <text:p text:style-name="P53">* Register any application services.</text:p>
      <text:p text:style-name="P53">*/</text:p>
      <text:p text:style-name="P10"><text:span text:style-name="T11">public</text:span> <text:span text:style-name="T11">function</text:span> <text:span text:style-name="T3">register</text:span>()<text:span text:style-name="T2">:</text:span> <text:span text:style-name="T11">void</text:span></text:p>
      <text:p text:style-name="P10">{</text:p>
      <text:p text:style-name="P53">// Bind the PaymentGateway class and pass the secretkey during instantiation</text:p>
      <text:p text:style-name="P10"><text:span text:style-name="T11">$this</text:span><text:span text:style-name="T2">-&gt;</text:span><text:span text:style-name="T15">app</text:span><text:span text:style-name="T2">-&gt;</text:span><text:span text:style-name="T3">bind</text:span>(<text:span text:style-name="T1">PaymentGateway</text:span><text:span text:style-name="T2">::</text:span><text:span text:style-name="T11">class</text:span>, <text:span text:style-name="T11">function</text:span>() {</text:p>
      <text:p text:style-name="P10"><text:span text:style-name="T18">return</text:span> <text:span text:style-name="T11">new</text:span> <text:span text:style-name="T1">PaymentGateway</text:span>(<text:span text:style-name="T10">'1234567'</text:span>); <text:span text:style-name="T19">// Providing the secretkey value</text:span></text:p>
      <text:p text:style-name="P10">});</text:p>
      <text:p text:style-name="P10">}</text:p>
      <text:p text:style-name="P23"/>
      <text:p text:style-name="P53">/**</text:p>
      <text:p text:style-name="P53">* Bootstrap any application services.</text:p>
      <text:p text:style-name="P53">*/</text:p>
      <text:p text:style-name="P10"><text:span text:style-name="T11">public</text:span> <text:span text:style-name="T11">function</text:span> <text:span text:style-name="T3">boot</text:span>()<text:span text:style-name="T2">:</text:span> <text:span text:style-name="T11">void</text:span></text:p>
      <text:p text:style-name="P10">{</text:p>
      <text:p text:style-name="P53">//</text:p>
      <text:p text:style-name="P10">}</text:p>
      <text:p text:style-name="P10">}</text:p>
      <text:p text:style-name="P10"/>
      <text:p text:style-name="P10"/>
      <text:p text:style-name="P59"/>
      <text:p text:style-name="P59"/>
      <text:p text:style-name="P59"/>
      <text:p text:style-name="P59"><text:soft-page-break/>Injecting <text:span text:style-name="T7">dependencies</text:span> using Interface class</text:p>
      <text:p text:style-name="P29"/>
      <text:p text:style-name="P34">&lt;?php</text:p>
      <text:p text:style-name="P23"/>
      <text:p text:style-name="P10"><text:span text:style-name="T11">namespace</text:span> <text:span text:style-name="T1">App\Http\Controllers</text:span>;</text:p>
      <text:p text:style-name="P23"/>
      <text:p text:style-name="P10"><text:span text:style-name="T11">use</text:span> App\Providers\Services\<text:span text:style-name="T1">PaymentInterface</text:span>;</text:p>
      <text:p text:style-name="P10"><text:span text:style-name="T11">use</text:span> Illuminate\Http\<text:span text:style-name="T1">Request</text:span>;</text:p>
      <text:p text:style-name="P23"/>
      <text:p text:style-name="P10"><text:span text:style-name="T11">class</text:span> <text:span text:style-name="T1">PostController</text:span> <text:span text:style-name="T11">extends</text:span> <text:span text:style-name="T1">Controller</text:span></text:p>
      <text:p text:style-name="P10">{</text:p>
      <text:p text:style-name="P10"><text:span text:style-name="T11">public</text:span> <text:span text:style-name="T11">function</text:span> <text:span text:style-name="T3">show</text:span>(<text:span text:style-name="T1">PaymentInterface</text:span> <text:span text:style-name="T15">$gateway</text:span>) {</text:p>
      <text:p text:style-name="P10"><text:span text:style-name="T3">dd</text:span>(<text:span text:style-name="T3">app</text:span>());</text:p>
      <text:p text:style-name="P10">}</text:p>
      <text:p text:style-name="P10">}</text:p>
      <text:p text:style-name="P10"/>
      <text:p text:style-name="P59"/>
      <text:p text:style-name="P41">&lt;?php</text:p>
      <text:p text:style-name="P58"/>
      <text:p text:style-name="P5"><text:span text:style-name="T11">namespace</text:span> <text:span text:style-name="T1">App\Providers</text:span>;</text:p>
      <text:p text:style-name="P58"/>
      <text:p text:style-name="P5"><text:span text:style-name="T11">use</text:span> Illuminate\Support\<text:span text:style-name="T1">ServiceProvider</text:span>;</text:p>
      <text:p text:style-name="P5"><text:span text:style-name="T11">use</text:span> App\Providers\Services\<text:span text:style-name="T1">PaymentInterface</text:span>;</text:p>
      <text:p text:style-name="P5"><text:span text:style-name="T11">use</text:span> App\Providers\Services\<text:span text:style-name="T1">PaymentService</text:span>;</text:p>
      <text:p text:style-name="P58"/>
      <text:p text:style-name="P5"><text:soft-page-break/><text:span text:style-name="T11">class</text:span> <text:span text:style-name="T1">AppServiceProvider</text:span> <text:span text:style-name="T11">extends</text:span> <text:span text:style-name="T1">ServiceProvider</text:span></text:p>
      <text:p text:style-name="P5">{</text:p>
      <text:p text:style-name="P56">/**</text:p>
      <text:p text:style-name="P56">* Register any application services.</text:p>
      <text:p text:style-name="P56">*/</text:p>
      <text:p text:style-name="P5"><text:span text:style-name="T11">public</text:span> <text:span text:style-name="T11">function</text:span> <text:span text:style-name="T3">register</text:span>()<text:span text:style-name="T2">:</text:span> <text:span text:style-name="T11">void</text:span></text:p>
      <text:p text:style-name="P5">{</text:p>
      <text:p text:style-name="P5"><text:span text:style-name="T11">$this</text:span><text:span text:style-name="T2">-&gt;</text:span><text:span text:style-name="T15">app</text:span><text:span text:style-name="T2">-&gt;</text:span><text:span text:style-name="T3">bind</text:span>(<text:span text:style-name="T1">PaymentInterface</text:span><text:span text:style-name="T2">::</text:span><text:span text:style-name="T11">class</text:span> , <text:span text:style-name="T11">function</text:span>() {</text:p>
      <text:p text:style-name="P5"><text:span text:style-name="T18">return</text:span> <text:span text:style-name="T11">new</text:span> <text:span text:style-name="T1">PaymentService</text:span>(<text:span text:style-name="T10">'8765'</text:span>);</text:p>
      <text:p text:style-name="P5">});</text:p>
      <text:p text:style-name="P5">}</text:p>
      <text:p text:style-name="P58"/>
      <text:p text:style-name="P56">/**</text:p>
      <text:p text:style-name="P56">* Bootstrap any application services.</text:p>
      <text:p text:style-name="P56">*/</text:p>
      <text:p text:style-name="P5"><text:span text:style-name="T11">public</text:span> <text:span text:style-name="T11">function</text:span> <text:span text:style-name="T3">boot</text:span>()<text:span text:style-name="T2">:</text:span> <text:span text:style-name="T11">void</text:span></text:p>
      <text:p text:style-name="P5">{</text:p>
      <text:p text:style-name="P56">//</text:p>
      <text:p text:style-name="P5">}</text:p>
      <text:p text:style-name="P5">}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44">&lt;?php</text:p>
      <text:p text:style-name="P5"><text:span text:style-name="T11">namespace</text:span> <text:span text:style-name="T1">App\Providers\Services</text:span>;</text:p>
      <text:p text:style-name="P58"/>
      <text:p text:style-name="P5"><text:span text:style-name="T11">interface</text:span> <text:span text:style-name="T1">PaymentInterface</text:span> {</text:p>
      <text:p text:style-name="P5"><text:span text:style-name="T11">public</text:span> <text:span text:style-name="T11">function</text:span> <text:span text:style-name="T3">execute</text:span>();</text:p>
      <text:p text:style-name="P5">}</text:p>
      <text:p text:style-name="P5"/>
      <text:p text:style-name="P5"/>
      <text:p text:style-name="P44">&lt;?php</text:p>
      <text:p text:style-name="P5"><text:span text:style-name="T11">namespace</text:span> <text:span text:style-name="T1">app\Providers\Services</text:span>;</text:p>
      <text:p text:style-name="P5"><text:span text:style-name="T11">use</text:span> App\Providers\Services\<text:span text:style-name="T1">PaymentInterface</text:span>; <text:span text:style-name="T19">// Correct namespace</text:span></text:p>
      <text:p text:style-name="P58"/>
      <text:p text:style-name="P5"><text:span text:style-name="T11">class</text:span> <text:span text:style-name="T1">PaymentService</text:span> <text:span text:style-name="T11">implements</text:span> <text:span text:style-name="T1">PaymentInterface</text:span> {</text:p>
      <text:p text:style-name="P5"><text:span text:style-name="T11">protected</text:span> <text:span text:style-name="T15">$secretkey</text:span>;</text:p>
      <text:p text:style-name="P58"/>
      <text:p text:style-name="P5"><text:span text:style-name="T11">public</text:span> <text:span text:style-name="T11">function</text:span> <text:span text:style-name="T3">__construct</text:span>(<text:span text:style-name="T11">string</text:span> <text:span text:style-name="T15">$secretkey</text:span>) {</text:p>
      <text:p text:style-name="P5"><text:span text:style-name="T11">$this</text:span><text:span text:style-name="T2">-&gt;</text:span><text:span text:style-name="T15">secretkey</text:span> <text:span text:style-name="T2">=</text:span> <text:span text:style-name="T15">$secretkey</text:span>;</text:p>
      <text:p text:style-name="P5">}</text:p>
      <text:p text:style-name="P58"/>
      <text:p text:style-name="P5"><text:span text:style-name="T11">public</text:span> <text:span text:style-name="T11">function</text:span> <text:span text:style-name="T3">execute</text:span>() {</text:p>
      <text:p text:style-name="P5"><text:span text:style-name="T18">return</text:span> <text:span text:style-name="T11">$this</text:span><text:span text:style-name="T2">-&gt;</text:span><text:span text:style-name="T15">secretkey</text:span>;</text:p>
      <text:p text:style-name="P5">}</text:p>
      <text:p text:style-name="P5">}</text:p>
      <text:p text:style-name="P58"/>
      <text:p text:style-name="P44"><text:soft-page-break/>?&gt;</text:p>
      <text:p text:style-name="P5"/>
      <text:p text:style-name="P5"/>
      <text:p text:style-name="P60"><text:span text:style-name="T8">Resolve</text:span> dependencies using helper Function</text:p>
      <text:p text:style-name="P60"/>
      <text:p text:style-name="P35">&lt;?php</text:p>
      <text:p text:style-name="P23"/>
      <text:p text:style-name="P10"><text:span text:style-name="T11">namespace</text:span> <text:span text:style-name="T1">App\Http\Controllers</text:span>;</text:p>
      <text:p text:style-name="P23"/>
      <text:p text:style-name="P10"><text:span text:style-name="T11">use</text:span> App\Providers\Services\<text:span text:style-name="T1">PaymentInterface</text:span>;</text:p>
      <text:p text:style-name="P10"><text:span text:style-name="T11">use</text:span> Illuminate\Http\<text:span text:style-name="T1">Request</text:span>;</text:p>
      <text:p text:style-name="P23"/>
      <text:p text:style-name="P10"><text:span text:style-name="T11">class</text:span> <text:span text:style-name="T1">PostController</text:span> <text:span text:style-name="T11">extends</text:span> <text:span text:style-name="T1">Controller</text:span></text:p>
      <text:p text:style-name="P10">{</text:p>
      <text:p text:style-name="P10"><text:span text:style-name="T11">public</text:span> <text:span text:style-name="T11">function</text:span> <text:span text:style-name="T3">show</text:span>() {</text:p>
      <text:p text:style-name="P10"><text:span text:style-name="T15">$payment</text:span> <text:span text:style-name="T2">=</text:span> <text:span text:style-name="T3">app</text:span>(<text:span text:style-name="T1">PaymentInterface</text:span><text:span text:style-name="T2">::</text:span><text:span text:style-name="T11">class</text:span>); <text:span text:style-name="T19">//helper function</text:span></text:p>
      <text:p text:style-name="P10"><text:span text:style-name="T3">dd</text:span>(<text:span text:style-name="T15">$payment</text:span>);</text:p>
      <text:p text:style-name="P10">}</text:p>
      <text:p text:style-name="P10">}</text:p>
      <text:p text:style-name="P8"/>
      <text:p text:style-name="P8"/>
      <text:p text:style-name="P50">using make method</text:p>
      <text:p text:style-name="P50"/>
      <text:p text:style-name="P42">&lt;?php</text:p>
      <text:p text:style-name="P58"/>
      <text:p text:style-name="P5"><text:span text:style-name="T11">namespace</text:span> <text:span text:style-name="T1">App\Http\Controllers</text:span>;</text:p>
      <text:p text:style-name="P58"/>
      <text:p text:style-name="P5"><text:span text:style-name="T11">use</text:span> App\Providers\Services\<text:span text:style-name="T1">PaymentInterface</text:span>;</text:p>
      <text:p text:style-name="P5"><text:soft-page-break/><text:span text:style-name="T11">use</text:span> Illuminate\Http\<text:span text:style-name="T1">Request</text:span>;</text:p>
      <text:p text:style-name="P58"/>
      <text:p text:style-name="P5"><text:span text:style-name="T11">class</text:span> <text:span text:style-name="T1">PostController</text:span> <text:span text:style-name="T11">extends</text:span> <text:span text:style-name="T1">Controller</text:span></text:p>
      <text:p text:style-name="P5">{</text:p>
      <text:p text:style-name="P5"><text:span text:style-name="T11">public</text:span> <text:span text:style-name="T11">function</text:span> <text:span text:style-name="T3">show</text:span>() {</text:p>
      <text:p text:style-name="P5"><text:span text:style-name="T15">$payment</text:span> <text:span text:style-name="T2">=</text:span> <text:span text:style-name="T3">app</text:span>()<text:span text:style-name="T2">-&gt;</text:span><text:span text:style-name="T3">make</text:span>(<text:span text:style-name="T1">PaymentInterface</text:span><text:span text:style-name="T2">::</text:span><text:span text:style-name="T11">class</text:span>); </text:p>
      <text:p text:style-name="P5"><text:span text:style-name="T3">dd</text:span>(<text:span text:style-name="T15">$payment</text:span>);</text:p>
      <text:p text:style-name="P5">}</text:p>
      <text:p text:style-name="P5">}</text:p>
      <text:p text:style-name="P5"/>
      <text:p text:style-name="P52">also use resolve method :</text:p>
      <text:p text:style-name="P61"/>
      <text:p text:style-name="P43">&lt;?php</text:p>
      <text:p text:style-name="P58"/>
      <text:p text:style-name="P5"><text:span text:style-name="T11">namespace</text:span> <text:span text:style-name="T1">App\Http\Controllers</text:span>;</text:p>
      <text:p text:style-name="P58"/>
      <text:p text:style-name="P5"><text:span text:style-name="T11">use</text:span> App\Providers\Services\<text:span text:style-name="T1">PaymentInterface</text:span>;</text:p>
      <text:p text:style-name="P5"><text:span text:style-name="T11">use</text:span> Illuminate\Http\<text:span text:style-name="T1">Request</text:span>;</text:p>
      <text:p text:style-name="P58"/>
      <text:p text:style-name="P5"><text:span text:style-name="T11">class</text:span> <text:span text:style-name="T1">PostController</text:span> <text:span text:style-name="T11">extends</text:span> <text:span text:style-name="T1">Controller</text:span></text:p>
      <text:p text:style-name="P5">{</text:p>
      <text:p text:style-name="P5"><text:span text:style-name="T11">public</text:span> <text:span text:style-name="T11">function</text:span> <text:span text:style-name="T3">show</text:span>() {</text:p>
      <text:p text:style-name="P5"><text:span text:style-name="T15">$payment</text:span> <text:span text:style-name="T2">=</text:span> <text:span text:style-name="T3">resolve</text:span>(<text:span text:style-name="T1">PaymentInterface</text:span><text:span text:style-name="T2">::</text:span><text:span text:style-name="T11">class</text:span>); </text:p>
      <text:p text:style-name="P5"><text:span text:style-name="T3">dd</text:span>(<text:span text:style-name="T15">$payment</text:span>);</text:p>
      <text:p text:style-name="P5">}</text:p>
      <text:p text:style-name="P5"><text:soft-page-break/>}</text:p>
      <text:p text:style-name="P5"/>
      <text:p text:style-name="P52"/>
      <text:p text:style-name="P7"><text:span text:style-name="T22">also:<text:line-break/><text:line-break/></text:span><text:span text:style-name="T20">/**</text:span></text:p>
      <text:p text:style-name="P56">* Register any application services.</text:p>
      <text:p text:style-name="P56">*/</text:p>
      <text:p text:style-name="P5"><text:span text:style-name="T11">public</text:span> <text:span text:style-name="T11">function</text:span> <text:span text:style-name="T3">register</text:span>()<text:span text:style-name="T2">:</text:span> <text:span text:style-name="T11">void</text:span></text:p>
      <text:p text:style-name="P5">{</text:p>
      <text:p text:style-name="P5"><text:span text:style-name="T11">$this</text:span><text:span text:style-name="T2">-&gt;</text:span><text:span text:style-name="T15">app</text:span><text:span text:style-name="T2">-&gt;</text:span><text:span text:style-name="T3">bind</text:span>(<text:span text:style-name="T10">'PaymentService'</text:span> , <text:span text:style-name="T11">function</text:span>() {</text:p>
      <text:p text:style-name="P5"><text:span text:style-name="T18">return</text:span> <text:span text:style-name="T11">new</text:span> <text:span text:style-name="T1">PaymentService</text:span>(<text:span text:style-name="T10">'8765'</text:span>);</text:p>
      <text:p text:style-name="P5">});</text:p>
      <text:p text:style-name="P5">}</text:p>
      <text:p text:style-name="P6"/>
      <text:p text:style-name="P19"/>
      <text:p text:style-name="P46">&lt;?php</text:p>
      <text:p text:style-name="P48"/>
      <text:p text:style-name="P19"><text:span text:style-name="T11">namespace</text:span> <text:span text:style-name="T1">App\Http\Controllers</text:span>;</text:p>
      <text:p text:style-name="P48"/>
      <text:p text:style-name="P19"><text:span text:style-name="T11">use</text:span> App\Providers\Services\<text:span text:style-name="T1">PaymentInterface</text:span>;</text:p>
      <text:p text:style-name="P19"><text:span text:style-name="T11">use</text:span> Illuminate\Http\<text:span text:style-name="T1">Request</text:span>;</text:p>
      <text:p text:style-name="P48"/>
      <text:p text:style-name="P19"><text:span text:style-name="T11">class</text:span> <text:span text:style-name="T1">PostController</text:span> <text:span text:style-name="T11">extends</text:span> <text:span text:style-name="T1">Controller</text:span></text:p>
      <text:p text:style-name="P19">{</text:p>
      <text:p text:style-name="P19"><text:span text:style-name="T11">public</text:span> <text:span text:style-name="T11">function</text:span> <text:span text:style-name="T3">show</text:span>() {</text:p>
      <text:p text:style-name="P19"><text:span text:style-name="T15">$payment</text:span> <text:span text:style-name="T2">=</text:span> <text:span text:style-name="T3">resolve</text:span>(<text:span text:style-name="T10">'PaymentService'</text:span>); </text:p>
      <text:p text:style-name="P19"><text:soft-page-break/><text:span text:style-name="T3">dd</text:span>(<text:span text:style-name="T15">$payment</text:span>);</text:p>
      <text:p text:style-name="P19">}</text:p>
      <text:p text:style-name="P19">}</text:p>
      <text:p text:style-name="P19"/>
      <text:p text:style-name="P51">Binding a Singleton: <text:s/><text:span text:style-name="T21">(For Same instance)</text:span></text:p>
      <text:p text:style-name="P51"/>
      <text:p text:style-name="P55">/**</text:p>
      <text:p text:style-name="P53">* Register any application services.</text:p>
      <text:p text:style-name="P53">*/</text:p>
      <text:p text:style-name="P10"><text:span text:style-name="T11">public</text:span> <text:span text:style-name="T11">function</text:span> <text:span text:style-name="T3">register</text:span>()<text:span text:style-name="T2">:</text:span> <text:span text:style-name="T11">void</text:span></text:p>
      <text:p text:style-name="P10">{</text:p>
      <text:p text:style-name="P10"><text:span text:style-name="T11">$this</text:span><text:span text:style-name="T2">-&gt;</text:span><text:span text:style-name="T15">app</text:span><text:span text:style-name="T2">-&gt;</text:span><text:span text:style-name="T3">Singleton</text:span>(<text:span text:style-name="T1">PaymentInterface</text:span><text:span text:style-name="T2">::</text:span><text:span text:style-name="T11">class</text:span> , <text:span text:style-name="T11">function</text:span>() {</text:p>
      <text:p text:style-name="P10"><text:span text:style-name="T18">return</text:span> <text:span text:style-name="T11">new</text:span> <text:span text:style-name="T1">PaymentService</text:span>(<text:span text:style-name="T10">'8765'</text:span>);</text:p>
      <text:p text:style-name="P10">});</text:p>
      <text:p text:style-name="P10">}</text:p>
      <text:p text:style-name="P30"/>
      <text:p text:style-name="P31">also write true:<text:line-break/></text:p>
      <text:p text:style-name="P55">/**</text:p>
      <text:p text:style-name="P54">* Register any application services.</text:p>
      <text:p text:style-name="P54">*/</text:p>
      <text:p text:style-name="P11"><text:span text:style-name="T11">public</text:span> <text:span text:style-name="T11">function</text:span> <text:span text:style-name="T3">register</text:span>()<text:span text:style-name="T2">:</text:span> <text:span text:style-name="T11">void</text:span></text:p>
      <text:p text:style-name="P11">{</text:p>
      <text:p text:style-name="P11"><text:span text:style-name="T11">$this</text:span><text:span text:style-name="T2">-&gt;</text:span><text:span text:style-name="T15">app</text:span><text:span text:style-name="T2">-&gt;</text:span><text:span text:style-name="T4">bind</text:span>(<text:span text:style-name="T1">PaymentInterface</text:span><text:span text:style-name="T2">::</text:span><text:span text:style-name="T11">class</text:span> , <text:span text:style-name="T11">function</text:span>() {</text:p>
      <text:p text:style-name="P11"><text:span text:style-name="T18">return</text:span> <text:span text:style-name="T11">new</text:span> <text:span text:style-name="T1">PaymentService</text:span>(<text:span text:style-name="T10">'8765'</text:span>);</text:p>
      <text:p text:style-name="P11">},<text:span text:style-name="T21">true</text:span>);</text:p>
      <text:p text:style-name="P31"><text:span text:style-name="T9">}</text:span><text:line-break/></text:p>
      <text:p text:style-name="P8"/>
      <text:p text:style-name="P4"><text:bookmark text:name="sf-dump-1900999725"/><text:soft-page-break/><text:span text:style-name="T24">app\Providers\Services\PaymentService</text:span><text:span text:style-name="T26"> {</text:span><text:span text:style-name="T30">#294 ▼</text:span><text:span text:style-name="Example"><text:span text:style-name="T31"> // app/Http/Controllers/PostController.php:11</text:span></text:span></text:p>
      <text:p text:style-name="P3"><text:span text:style-name="Example"><text:span text:style-name="T28"><text:s text:c="2"/></text:span></text:span><text:span text:style-name="Example"><text:span text:style-name="T27">#</text:span></text:span><text:span text:style-name="Example"><text:span text:style-name="T33">secretkey</text:span></text:span><text:span text:style-name="Example"><text:span text:style-name="T27">: "</text:span></text:span><text:span text:style-name="Example"><text:span text:style-name="T34">8765</text:span></text:span><text:span text:style-name="Example"><text:span text:style-name="T27">"</text:span></text:span></text:p>
      <text:p text:style-name="P1">}</text:p>
      <text:p text:style-name="P2"><text:bookmark text:name="sf-dump-1567072941"/><text:span text:style-name="T25">app\Providers\Services\PaymentService</text:span><text:span text:style-name="T27"> {</text:span><text:span text:style-name="T29">#294 ▼</text:span><text:span text:style-name="Example"><text:span text:style-name="T32"> // app/Http/Controllers/PostController.php:11</text:span></text:span></text:p>
      <text:p text:style-name="P3"><text:span text:style-name="Example"><text:span text:style-name="T28"><text:s text:c="2"/></text:span></text:span><text:span text:style-name="Example"><text:span text:style-name="T27">#</text:span></text:span><text:span text:style-name="Example"><text:span text:style-name="T33">secretkey</text:span></text:span><text:span text:style-name="Example"><text:span text:style-name="T27">: "</text:span></text:span><text:span text:style-name="Example"><text:span text:style-name="T34">8765</text:span></text:span><text:span text:style-name="Example"><text:span text:style-name="T27">"</text:span></text:span></text:p>
      <text:p text:style-name="P1">}</text:p>
      <text:p text:style-name="P2"><text:bookmark text:name="sf-dump-808348399"/><text:span text:style-name="T25">app\Providers\Services\PaymentService</text:span><text:span text:style-name="T27"> {</text:span><text:span text:style-name="T29">#294 ▼</text:span><text:span text:style-name="Example"><text:span text:style-name="T32"> // app/Http/Controllers/PostController.php:11</text:span></text:span></text:p>
      <text:p text:style-name="P3"><text:span text:style-name="Example"><text:span text:style-name="T28"><text:s text:c="2"/></text:span></text:span><text:span text:style-name="Example"><text:span text:style-name="T27">#</text:span></text:span><text:span text:style-name="Example"><text:span text:style-name="T33">secretkey</text:span></text:span><text:span text:style-name="Example"><text:span text:style-name="T27">: "</text:span></text:span><text:span text:style-name="Example"><text:span text:style-name="T34">8765</text:span></text:span><text:span text:style-name="Example"><text:span text:style-name="T27">"</text:span></text:span></text:p>
      <text:p text:style-name="P1">}</text:p>
      <text:p text:style-name="P5"/>
      <text:p text:style-name="P5"/>
      <text:p text:style-name="P62"><text:span text:style-name="T23">extend paymentInterface<text:line-break/><text:line-break/></text:span><text:span text:style-name="T14">&lt;?php</text:span></text:p>
      <text:p text:style-name="P63"/>
      <text:p text:style-name="P20"><text:span text:style-name="T11">namespace</text:span> <text:span text:style-name="T1">App\Providers</text:span>;</text:p>
      <text:p text:style-name="P63"/>
      <text:p text:style-name="P20"><text:span text:style-name="T11">use</text:span> Illuminate\Support\<text:span text:style-name="T1">ServiceProvider</text:span>;</text:p>
      <text:p text:style-name="P20"><text:span text:style-name="T11">use</text:span> App\Providers\Services\<text:span text:style-name="T1">PaymentInterface</text:span>;</text:p>
      <text:p text:style-name="P20"><text:span text:style-name="T11">use</text:span> App\Providers\Services\<text:span text:style-name="T1">PaymentService</text:span>;</text:p>
      <text:p text:style-name="P20"><text:span text:style-name="T11">use</text:span> App\Providers\Services\<text:span text:style-name="T1">CustomPaymentService</text:span>;</text:p>
      <text:p text:style-name="P64"/>
      <text:p text:style-name="P20"><text:span text:style-name="T11">class</text:span> <text:span text:style-name="T1">AppServiceProvider</text:span> <text:span text:style-name="T11">extends</text:span> <text:span text:style-name="T1">ServiceProvider</text:span></text:p>
      <text:p text:style-name="P20">{</text:p>
      <text:p text:style-name="P57">/**</text:p>
      <text:p text:style-name="P57"><text:soft-page-break/>* Register any application services.</text:p>
      <text:p text:style-name="P57">*/</text:p>
      <text:p text:style-name="P20"><text:span text:style-name="T11">public</text:span> <text:span text:style-name="T11">function</text:span> <text:span text:style-name="T3">register</text:span>()<text:span text:style-name="T2">:</text:span> <text:span text:style-name="T11">void</text:span></text:p>
      <text:p text:style-name="P20">{</text:p>
      <text:p text:style-name="P20"><text:span text:style-name="T11">$this</text:span><text:span text:style-name="T2">-&gt;</text:span><text:span text:style-name="T15">app</text:span><text:span text:style-name="T2">-&gt;</text:span><text:span text:style-name="T3">Singleton</text:span>(<text:span text:style-name="T1">PaymentInterface</text:span><text:span text:style-name="T2">::</text:span><text:span text:style-name="T11">class</text:span> , <text:span text:style-name="T11">function</text:span>() {</text:p>
      <text:p text:style-name="P57">//return new PaymentService('8765');</text:p>
      <text:p text:style-name="P20">});</text:p>
      <text:p text:style-name="P63"/>
      <text:p text:style-name="P20"><text:span text:style-name="T11">$this</text:span><text:span text:style-name="T2">-&gt;</text:span><text:span text:style-name="T15">app</text:span><text:span text:style-name="T2">-&gt;</text:span><text:span text:style-name="T3">extend</text:span>(<text:span text:style-name="T1">PaymentInterface</text:span><text:span text:style-name="T2">::</text:span><text:span text:style-name="T11">class</text:span> , <text:span text:style-name="T11">function</text:span>() {</text:p>
      <text:p text:style-name="P20"><text:span text:style-name="T18">return</text:span> <text:span text:style-name="T11">new</text:span> <text:span text:style-name="T1">CustomPaymentService</text:span>(<text:span text:style-name="T10">'8765'</text:span>);</text:p>
      <text:p text:style-name="P20">});</text:p>
      <text:p text:style-name="P20">}</text:p>
      <text:p text:style-name="P63"/>
      <text:p text:style-name="P57">/**</text:p>
      <text:p text:style-name="P57">* Bootstrap any application services.</text:p>
      <text:p text:style-name="P57">*/</text:p>
      <text:p text:style-name="P20"><text:span text:style-name="T11">public</text:span> <text:span text:style-name="T11">function</text:span> <text:span text:style-name="T3">boot</text:span>()<text:span text:style-name="T2">:</text:span> <text:span text:style-name="T11">void</text:span></text:p>
      <text:p text:style-name="P20">{</text:p>
      <text:p text:style-name="P57">//</text:p>
      <text:p text:style-name="P20">}</text:p>
      <text:p text:style-name="P20">}</text:p>
      <text:p text:style-name="P22"><text:soft-page-break/>Create own container:</text:p>
      <text:p text:style-name="P22"/>
      <text:p text:style-name="P40">&lt;?php</text:p>
      <text:p text:style-name="P10"><text:span text:style-name="T11">namespace</text:span> <text:span text:style-name="T1">App</text:span>;</text:p>
      <text:p text:style-name="P23"/>
      <text:p text:style-name="P10"><text:span text:style-name="T11">class</text:span> <text:span text:style-name="T1">container</text:span> {</text:p>
      <text:p text:style-name="P10"><text:span text:style-name="T11">protected</text:span> <text:span text:style-name="T15">$bindings</text:span> <text:span text:style-name="T2">=</text:span> [];</text:p>
      <text:p text:style-name="P23"/>
      <text:p text:style-name="P10"><text:span text:style-name="T11">public</text:span> <text:span text:style-name="T11">function</text:span> <text:span text:style-name="T3">bind</text:span>(<text:span text:style-name="T15">$key</text:span>,<text:span text:style-name="T15">$value</text:span>) {</text:p>
      <text:p text:style-name="P10"><text:span text:style-name="T11">$this</text:span><text:span text:style-name="T2">-&gt;</text:span><text:span text:style-name="T15">bindings</text:span>[<text:span text:style-name="T15">$key</text:span>] <text:span text:style-name="T2">=</text:span> <text:span text:style-name="T15">$value</text:span>;</text:p>
      <text:p text:style-name="P10">}</text:p>
      <text:p text:style-name="P23"/>
      <text:p text:style-name="P10"><text:span text:style-name="T11">public</text:span> <text:span text:style-name="T11">function</text:span> <text:span text:style-name="T3">make</text:span>(<text:span text:style-name="T15">$key</text:span>) {</text:p>
      <text:p text:style-name="P10"><text:span text:style-name="T18">if</text:span> (<text:span text:style-name="T2">!</text:span><text:span text:style-name="T3">isset</text:span>(<text:span text:style-name="T11">$this</text:span><text:span text:style-name="T2">-&gt;</text:span><text:span text:style-name="T15">bindings</text:span>[<text:span text:style-name="T15">$key</text:span>])){</text:p>
      <text:p text:style-name="P10"><text:span text:style-name="T18">return</text:span> <text:span text:style-name="T11">null</text:span>;</text:p>
      <text:p text:style-name="P10">}</text:p>
      <text:p text:style-name="P23"/>
      <text:p text:style-name="P10"><text:span text:style-name="T18">if</text:span> (<text:span text:style-name="T3">is_callable</text:span>(<text:span text:style-name="T11">$this</text:span><text:span text:style-name="T2">-&gt;</text:span><text:span text:style-name="T15">bindings</text:span>[<text:span text:style-name="T15">$key</text:span>])) {</text:p>
      <text:p text:style-name="P10"><text:span text:style-name="T18">return</text:span> <text:span text:style-name="T3">call_user_func</text:span>(<text:span text:style-name="T11">$this</text:span><text:span text:style-name="T2">-&gt;</text:span><text:span text:style-name="T15">bindings</text:span>[<text:span text:style-name="T15">$key</text:span>]);</text:p>
      <text:p text:style-name="P10">}</text:p>
      <text:p text:style-name="P23"/>
      <text:p text:style-name="P10"><text:span text:style-name="T18">return</text:span> <text:span text:style-name="T11">$this</text:span><text:span text:style-name="T2">-&gt;</text:span><text:span text:style-name="T15">bindings</text:span>[<text:span text:style-name="T15">$key</text:span>];</text:p>
      <text:p text:style-name="P10">}</text:p>
      <text:p text:style-name="P10">}</text:p>
      <text:p text:style-name="P37">?&gt;</text:p>
      <text:p text:style-name="P16"/>
      <text:p text:style-name="P16"/>
      <text:p text:style-name="P45">&lt;?php</text:p>
      <text:p text:style-name="P58"/>
      <text:p text:style-name="P5"><text:span text:style-name="T11">namespace</text:span> <text:span text:style-name="T1">App\Http\Controllers</text:span>;</text:p>
      <text:p text:style-name="P5"><text:soft-page-break/><text:span text:style-name="T11">use</text:span> App\<text:span text:style-name="T1">container</text:span>;</text:p>
      <text:p text:style-name="P5"><text:span text:style-name="T11">use</text:span> App\Providers\Services\<text:span text:style-name="T1">PaymentInterface</text:span>;</text:p>
      <text:p text:style-name="P5"><text:span text:style-name="T11">use</text:span> App\Providers\Services\<text:span text:style-name="T1">CustomPaymentService</text:span>;</text:p>
      <text:p text:style-name="P58"/>
      <text:p text:style-name="P5"><text:span text:style-name="T11">use</text:span> Illuminate\Http\<text:span text:style-name="T1">Request</text:span>;</text:p>
      <text:p text:style-name="P58"/>
      <text:p text:style-name="P5"><text:span text:style-name="T11">class</text:span> <text:span text:style-name="T1">PostController</text:span> <text:span text:style-name="T11">extends</text:span> <text:span text:style-name="T1">Controller</text:span></text:p>
      <text:p text:style-name="P5">{</text:p>
      <text:p text:style-name="P5"><text:span text:style-name="T11">public</text:span> <text:span text:style-name="T11">function</text:span> <text:span text:style-name="T3">show</text:span>() {</text:p>
      <text:p text:style-name="P5"><text:span text:style-name="T15">$container</text:span> <text:span text:style-name="T2">=</text:span> <text:span text:style-name="T11">new</text:span> <text:span text:style-name="T1">container</text:span>();</text:p>
      <text:p text:style-name="P5"><text:span text:style-name="T15">$container</text:span><text:span text:style-name="T2">-&gt;</text:span><text:span text:style-name="T3">bind</text:span>(<text:span text:style-name="T1">PaymentInterface</text:span><text:span text:style-name="T2">::</text:span><text:span text:style-name="T11">class</text:span>,<text:span text:style-name="T11">function</text:span>() {</text:p>
      <text:p text:style-name="P5"><text:span text:style-name="T18">return</text:span> <text:span text:style-name="T11">new</text:span> <text:span text:style-name="T1">CustomPaymentService</text:span>(<text:span text:style-name="T10">'5687'</text:span>);</text:p>
      <text:p text:style-name="P5">});</text:p>
      <text:p text:style-name="P5"><text:span text:style-name="T15">$payment</text:span><text:span text:style-name="T2">=</text:span><text:span text:style-name="T15">$container</text:span><text:span text:style-name="T2">-&gt;</text:span><text:span text:style-name="T3">make</text:span>(<text:span text:style-name="T1">PaymentInterface</text:span><text:span text:style-name="T2">::</text:span><text:span text:style-name="T11">class</text:span>);</text:p>
      <text:p text:style-name="P5"><text:span text:style-name="T3">dd</text:span>(<text:span text:style-name="T15">$payment</text:span>);</text:p>
      <text:p text:style-name="P5">}</text:p>
      <text:p text:style-name="P58"/>
      <text:p text:style-name="P5">}</text:p>
      <text:p text:style-name="P8"/>
      <text:p text:style-name="P16"/>
      <text:p text:style-name="P65"/>
      <text:p text:style-name="P20"/>
      <text:p text:style-name="P20"/>
      <text:p text:style-name="P20"/>
      <text:p text:style-name="P20"><text:soft-page-break/></text:p>
      <text:p text:style-name="P21"/>
      <text:p text:style-name="P69">Real Time Facades:</text:p>
      <text:p text:style-name="P69"/>
      <text:p text:style-name="P71">&lt;?php</text:p>
      <text:p text:style-name="P23"/>
      <text:p text:style-name="P10"><text:span text:style-name="T11">namespace</text:span> <text:span text:style-name="T1">App\Http\Controllers</text:span>;</text:p>
      <text:p text:style-name="P23"/>
      <text:p text:style-name="P10"><text:span text:style-name="T11">use</text:span> Illuminate\Http\<text:span text:style-name="T1">Request</text:span>;</text:p>
      <text:p text:style-name="P10"><text:span text:style-name="T11">use</text:span> App\Providers\Services\<text:span text:style-name="T1">ExampleServiceProvider</text:span>;</text:p>
      <text:p text:style-name="P10"><text:span text:style-name="T11">use</text:span> App\Providers\Services\<text:span text:style-name="T1">InterfaceServiceProvider</text:span>;</text:p>
      <text:p text:style-name="P10"><text:span text:style-name="T11">use</text:span> Facades\App\<text:span text:style-name="T1">Example</text:span>;</text:p>
      <text:p text:style-name="P68"/>
      <text:p text:style-name="P10"><text:span text:style-name="T11">use</text:span> App\<text:span text:style-name="T1">Container</text:span>;</text:p>
      <text:p text:style-name="P10"><text:span text:style-name="T11">class</text:span> <text:span text:style-name="T1">PostController</text:span> <text:span text:style-name="T11">extends</text:span> <text:span text:style-name="T1">Controller</text:span></text:p>
      <text:p text:style-name="P10">{</text:p>
      <text:p text:style-name="P10"><text:span text:style-name="T11">public</text:span> <text:span text:style-name="T11">function</text:span> <text:span text:style-name="T3">show</text:span>() {</text:p>
      <text:p text:style-name="P10"><text:span text:style-name="T3">dd</text:span>(<text:span text:style-name="T1">Example</text:span><text:span text:style-name="T2">::</text:span><text:span text:style-name="T3">display</text:span>());</text:p>
      <text:p text:style-name="P10">}</text:p>
      <text:p text:style-name="P10">}</text:p>
      <text:p text:style-name="P8"/>
      <text:p text:style-name="P69"/>
      <text:p text:style-name="P69"/>
      <text:p text:style-name="P71">&lt;?php</text:p>
      <text:p text:style-name="P10"><text:span text:style-name="T11">namespace</text:span> <text:span text:style-name="T1">App</text:span>;</text:p>
      <text:p text:style-name="P23"/>
      <text:p text:style-name="P10"><text:span text:style-name="T11">class</text:span> <text:span text:style-name="T1">Example</text:span> {</text:p>
      <text:p text:style-name="P10"><text:span text:style-name="T11">public</text:span> <text:span text:style-name="T11">function</text:span> <text:span text:style-name="T3">display</text:span>() {</text:p>
      <text:p text:style-name="P10"><text:soft-page-break/><text:span text:style-name="T18">return</text:span> <text:span text:style-name="T10">"I am real world Facade"</text:span>;</text:p>
      <text:p text:style-name="P10">}</text:p>
      <text:p text:style-name="P10">}</text:p>
      <text:p text:style-name="P68"/>
      <text:p text:style-name="P10"><text:span text:style-name="T11">?&gt;</text:span></text:p>
      <text:p text:style-name="P6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9:13:09.590075015</meta:creation-date>
    <dc:date>2024-09-08T20:33:25.461148850</dc:date>
    <meta:editing-duration>PT4M5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0" meta:paragraph-count="360" meta:word-count="848" meta:character-count="8065" meta:non-whitespace-character-count="7524"/>
  </office:meta>
</office:document-meta>
</file>